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PingFang SC', 'Hiragino Sans GB', 'Microsoft YaHei', 'Noto Sans CJK SC', 'WenQuanYi Micro He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2f73"/>
    </style:style>
    <style:style style:name="P2" style:family="paragraph" style:parent-style-name="Standard">
      <style:text-properties officeooo:paragraph-rsid="001f0542"/>
    </style:style>
    <style:style style:name="P3" style:family="paragraph" style:parent-style-name="Standard">
      <style:text-properties fo:background-color="#fcc79b"/>
    </style:style>
    <style:style style:name="P4" style:family="paragraph" style:parent-style-name="Standard">
      <style:text-properties officeooo:paragraph-rsid="0025106c"/>
    </style:style>
    <style:style style:name="P5" style:family="paragraph" style:parent-style-name="Standard">
      <style:text-properties officeooo:paragraph-rsid="00276c56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officeooo:rsid="001b988c"/>
    </style:style>
    <style:style style:name="T2" style:family="text">
      <style:text-properties officeooo:rsid="001bb089"/>
    </style:style>
    <style:style style:name="T3" style:family="text">
      <style:text-properties officeooo:rsid="001f0542"/>
    </style:style>
    <style:style style:name="T4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5" style:family="text">
      <style:text-properties fo:font-variant="normal" fo:text-transform="none" fo:color="#333333" fo:letter-spacing="normal" style:font-name-asian="Helvetica Neue" style:font-size-asian="9.75pt" style:font-style-asian="normal" style:font-weight-asian="normal"/>
    </style:style>
    <style:style style:name="T6" style:family="text">
      <style:text-properties fo:font-variant="normal" fo:text-transform="none" fo:color="#333333" fo:letter-spacing="normal" style:font-name-asian="Helvetica Neue" style:font-size-asian="9.75pt" style:font-style-asian="normal" style:font-weight-asian="normal" loext:padding="0cm" loext:border="none"/>
    </style:style>
    <style:style style:name="T7" style:family="text">
      <style:text-properties officeooo:rsid="0026a4aa"/>
    </style:style>
    <style:style style:name="T8" style:family="text">
      <style:text-properties officeooo:rsid="00276c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在控制台录入一个四位的整数</text:p>
      <text:p text:style-name="P1"># 计算每一位相加的和</text:p>
      <text:p text:style-name="P1"># 显示结果</text:p>
      <text:p text:style-name="P1"># 1234 <text:s/>--&gt; <text:s/>1+2+3+4 <text:s/>--&gt; 10</text:p>
      <text:p text:style-name="P1">num = int(input('请输入四位的整数：'))</text:p>
      <text:p text:style-name="P1">result = num % 10</text:p>
      <text:p text:style-name="Standard">result += num // 10 % 10</text:p>
      <text:p text:style-name="Standard">result += num // 100 % 10</text:p>
      <text:p text:style-name="Standard">result += num // 1000</text:p>
      <text:p text:style-name="Standard">print('结果是：'+str(result))</text:p>
      <text:p text:style-name="Standard"/>
      <text:p text:style-name="Standard">#判断是否为闰年</text:p>
      <text:p text:style-name="Standard">year = int(input('请输入年份：'))</text:p>
      <text:p text:style-name="Standard">result = year % 4 == 0 <text:s/>and <text:s/>year % 100 != 0 or year % 400 == 0</text:p>
      <text:p text:style-name="Standard">print(result)</text:p>
      <text:p text:style-name="Standard"/>
      <text:p text:style-name="Standard"><text:span text:style-name="T1">#</text:span>身份运算符</text:p>
      <text:p text:style-name="Standard">a = 800</text:p>
      <text:p text:style-name="Standard">b = 1000</text:p>
      <text:p text:style-name="Standard">#id函数 获取变量储存对象的地址</text:p>
      <text:p text:style-name="Standard">print(id(a))</text:p>
      <text:p text:style-name="Standard">print(id(b))</text:p>
      <text:p text:style-name="Standard"># is运算本质是通过id函数进行判断的</text:p>
      <text:p text:style-name="Standard">print(a is b)</text:p>
      <text:p text:style-name="Standard">c = a</text:p>
      <text:p text:style-name="Standard">print(id(c))</text:p>
      <text:p text:style-name="Standard">print(c is a)</text:p>
      <text:p text:style-name="Standard">d = 1000</text:p>
      <text:p text:style-name="Standard">print(b is d)</text:p>
      <text:p text:style-name="Standard">e = 10</text:p>
      <text:p text:style-name="Standard">f = 10</text:p>
      <text:p text:style-name="Standard">print(e is f)</text:p>
      <text:p text:style-name="Standard"/>
      <text:p text:style-name="Standard">逻辑行</text:p>
      <text:p text:style-name="Standard">a = 1</text:p>
      <text:p text:style-name="Standard">b = a+1</text:p>
      <text:p text:style-name="Standard">c = a+2</text:p>
      <text:p text:style-name="Standard">物理行<text:span text:style-name="T1">：</text:span>a = 1;b = a+1;c = a+2#不建议</text:p>
      <text:p text:style-name="Standard"/>
      <text:p text:style-name="Standard"><text:span text:style-name="T1"># </text:span>if语句语法格式<text:span text:style-name="T2">：</text:span></text:p>
      <text:p text:style-name="Standard">if a&gt;b: #如果不满足向下执行</text:p>
      <text:p text:style-name="Standard"><text:s text:c="4"/>#满足条件a&gt;b执行的代码</text:p>
      <text:p text:style-name="Standard"><text:s text:c="4"/>print(最大的数是a)#不报错原因在下方</text:p>
      <text:p text:style-name="Standard">elif a == b:#如果不满足向下执行</text:p>
      <text:p text:style-name="Standard"><text:s text:c="4"/>#满足条件a == b时执行的代码</text:p>
      <text:p text:style-name="Standard"><text:s text:c="4"/>print('a和b相等')</text:p>
      <text:p text:style-name="Standard">elif a&lt;b:#如果不满足向下执行</text:p>
      <text:p text:style-name="Standard"><text:s text:c="4"/>#满足条件 a&lt;b时执行的代码</text:p>
      <text:p text:style-name="Standard"><text:s text:c="4"/>print('最大的数是b')</text:p>
      <text:p text:style-name="Standard">#else中如果没有必须执行的代码 可省略</text:p>
      <text:p text:style-name="Standard"># else:</text:p>
      <text:p text:style-name="Standard"># <text:s text:c="4"/>pass#占位 填充语法空白</text:p>
      <text:p text:style-name="Standard"/>
      <text:p text:style-name="Standard">#选择语句执行的过程中 只会选一个符合条件的代码块执行，其余代码块都不会被解释器执行</text:p>
      <text:p text:style-name="Standard"/>
      <text:p text:style-name="Standard">#调试：</text:p>
      <text:p text:style-name="Standard"># 让程序中断 逐行执行</text:p>
      <text:p text:style-name="Standard"># <text:s/>目的 审查程序运行时的变量以及变量取值</text:p>
      <text:p text:style-name="Standard"># <text:s text:c="5"/>审查程序运行的流程</text:p>
      <text:p text:style-name="Standard">#步骤：</text:p>
      <text:p text:style-name="Standard">#1.加断点 (调试过程中遇到断点就停止程序)</text:p>
      <text:p text:style-name="Standard">#可能会出问题/你想详细了解的地方加断点</text:p>
      <text:p text:style-name="Standard">#2.运行调试Shift+F9</text:p>
      <text:p text:style-name="Standard">#3.程序会在断点处停止 按F8执行一行</text:p>
      <text:p text:style-name="Standard">#4.按Ctrl+F2停止调试</text:p>
      <text:p text:style-name="Standard"/>
      <text:p text:style-name="Standard"/>
      <text:p text:style-name="Standard">num1 = float(input('请输入第一个数:'))</text:p>
      <text:p text:style-name="Standard">op = input('请输入运算符:')</text:p>
      <text:p text:style-name="Standard">num2 = float(input('请输入第二个数:'))</text:p>
      <text:p text:style-name="Standard">if op == '+':</text:p>
      <text:p text:style-name="Standard"><text:s text:c="4"/>#执行+的操作</text:p>
      <text:p text:style-name="Standard"><text:s text:c="4"/>print(num1+num2)</text:p>
      <text:p text:style-name="Standard">else:</text:p>
      <text:p text:style-name="Standard"><text:s text:c="4"/>print('运算符有误')</text:p>
      <text:p text:style-name="Standard"/>
      <text:p text:style-name="Standard"/>
      <text:p text:style-name="Standard"># 打印最大的数字<text:span text:style-name="T3">：</text:span></text:p>
      <text:p text:style-name="Standard">num1 = float(input('请输入第一个数字：'))</text:p>
      <text:p text:style-name="Standard">num2 = float(input('请输入第二个数字：'))</text:p>
      <text:p text:style-name="Standard">num3 = float(input('请输入第三个数字：'))</text:p>
      <text:p text:style-name="Standard">num4 = float(input('请输入第四个数字：'))</text:p>
      <text:p text:style-name="Standard">#假设第一个数是最大值</text:p>
      <text:p text:style-name="Standard">max_value = num1</text:p>
      <text:p text:style-name="Standard">#将最大值与第二个数比较 如果第二个数比最大值大</text:p>
      <text:p text:style-name="Standard">if max_value&lt;num2:</text:p>
      <text:p text:style-name="Standard"><text:s text:c="4"/>#最大值等于第二个数</text:p>
      <text:p text:style-name="Standard"><text:s text:c="4"/>max_value = num2</text:p>
      <text:p text:style-name="Standard">#依次与第三第四个数比较</text:p>
      <text:p text:style-name="Standard">if max_value&lt;num3:</text:p>
      <text:p text:style-name="Standard"><text:s text:c="4"/>max_value = num3</text:p>
      <text:p text:style-name="Standard">if max_value&lt;num4:</text:p>
      <text:p text:style-name="Standard"><text:s text:c="4"/>max_value = num4</text:p>
      <text:p text:style-name="Standard">#输出最大值</text:p>
      <text:p text:style-name="Standard">print(max_value)</text:p>
      <text:p text:style-name="Standard"/>
      <text:p text:style-name="P2"/>
      <text:p text:style-name="P2">#在控制台输入一个月份 打印对应的天数</text:p>
      <text:p text:style-name="Standard">#1 3 5 7 8 10 12 <text:s/>---&gt;31天</text:p>
      <text:p text:style-name="Standard">#4 6 9 11 ---&gt; 30天</text:p>
      <text:p text:style-name="Standard">#2 <text:s/>---&gt; 28天</text:p>
      <text:p text:style-name="Standard">#其它 提示输入有误</text:p>
      <text:p text:style-name="Standard">month = int(input('请输入月份：'))</text:p>
      <text:p text:style-name="Standard">if month&lt;1 or month&gt;12:</text:p>
      <text:p text:style-name="Standard"><text:s text:c="4"/>print('输入有误')</text:p>
      <text:p text:style-name="Standard"><text:soft-page-break/>elif month == 4 or month == 6 or month == 9 or month == 11:</text:p>
      <text:p text:style-name="Standard"><text:s text:c="4"/>print('30天')</text:p>
      <text:p text:style-name="Standard">elif month == 2:</text:p>
      <text:p text:style-name="Standard"><text:s text:c="4"/>print('28天')</text:p>
      <text:p text:style-name="Standard">else:</text:p>
      <text:p text:style-name="Standard"><text:s text:c="4"/>print('31天')</text:p>
      <text:p text:style-name="Standard"/>
      <text:p text:style-name="Standard"/>
      <text:p text:style-name="Standard">#在控制台获取一个整数</text:p>
      <text:p text:style-name="Standard"># 如果是偶数 为变量state赋值'偶数' 否则赋值 '奇数'</text:p>
      <text:p text:style-name="Standard"># num = int(input('请输入一个整数'))</text:p>
      <text:p text:style-name="Standard"># if num % 2 == 1:</text:p>
      <text:p text:style-name="Standard"># <text:s text:c="4"/>state = '奇数'</text:p>
      <text:p text:style-name="Standard"># else:</text:p>
      <text:p text:style-name="Standard"># <text:s text:c="4"/>state = '偶数'</text:p>
      <text:p text:style-name="Standard"># if num % 2:</text:p>
      <text:p text:style-name="Standard"># <text:s text:c="4"/>state = '奇数'</text:p>
      <text:p text:style-name="Standard"># else:</text:p>
      <text:p text:style-name="Standard"># <text:s text:c="4"/>state = '偶数'</text:p>
      <text:p text:style-name="Standard">#条件表达式</text:p>
      <text:p text:style-name="Standard"># state = '奇数' if num % 2 else '偶数'</text:p>
      <text:p text:style-name="Standard"># print(state)</text:p>
      <text:p text:style-name="Standard"/>
      <text:p text:style-name="Standard"/>
      <text:p text:style-name="Standard">#在控制台输入一个年份</text:p>
      <text:p text:style-name="Standard">#如果闰年 给变量day赋值29</text:p>
      <text:p text:style-name="Standard">#否则给day赋值28</text:p>
      <text:p text:style-name="Standard">year = int(input('请输入年份:'))</text:p>
      <text:p text:style-name="Standard"># if year % 4 == 0 and year % 100 != 0 or year % 400 == 0:</text:p>
      <text:p text:style-name="Standard"># <text:s text:c="4"/>day = 29</text:p>
      <text:p text:style-name="Standard"># else:</text:p>
      <text:p text:style-name="Standard"># <text:s text:c="4"/>day = 28</text:p>
      <text:p text:style-name="Standard"># if num % 2 ==1:</text:p>
      <text:p text:style-name="Standard"># if num % 2:</text:p>
      <text:p text:style-name="Standard"># if not year%4 and year%100 or not year%400:</text:p>
      <text:p text:style-name="Standard"># <text:s text:c="4"/>day = 29</text:p>
      <text:p text:style-name="Standard"># else:</text:p>
      <text:p text:style-name="Standard"># <text:s text:c="4"/>day = 28</text:p>
      <text:p text:style-name="Standard">day = 29 if year % 4 == 0 and year % 100 != 0 or year % 400 == 0 else 28</text:p>
      <text:p text:style-name="Standard">print(day)</text:p>
      <text:p text:style-name="Standard"/>
      <text:p text:style-name="Standard"/>
      <text:p text:style-name="Standard">#重复执行exerciese01.py代码 直到按e键退出</text:p>
      <text:p text:style-name="Standard">#死循环 <text:s/>循环条件永远满足</text:p>
      <text:p text:style-name="Standard">while True:</text:p>
      <text:p text:style-name="Standard"><text:s text:c="4"/>season = input('请输入季度：')</text:p>
      <text:p text:style-name="Standard"><text:s text:c="4"/>if season == '春':</text:p>
      <text:p text:style-name="Standard"><text:s text:c="8"/>print('1月2月3月')</text:p>
      <text:p text:style-name="Standard"><text:s text:c="4"/>elif season == '夏':</text:p>
      <text:p text:style-name="Standard"><text:s text:c="8"/>print('4月5月6月')</text:p>
      <text:p text:style-name="Standard"><text:s text:c="4"/>elif season == '秋':</text:p>
      <text:p text:style-name="Standard"><text:s text:c="8"/>print('7月8月9月')</text:p>
      <text:p text:style-name="Standard"><text:s text:c="4"/>elif season == '冬':</text:p>
      <text:p text:style-name="Standard"><text:s text:c="8"/>print('10月11月12月')</text:p>
      <text:p text:style-name="Standard"><text:s text:c="4"/>if input('输入e退出') == 'e':</text:p>
      <text:p text:style-name="Standard"><text:s text:c="8"/>break</text:p>
      <text:p text:style-name="Standard"/>
      <text:p text:style-name="Standard"/>
      <text:p text:style-name="Standard">#在控制台输出0 1 2 3 4 5</text:p>
      <text:p text:style-name="Standard">count = 0</text:p>
      <text:p text:style-name="Standard">while count&lt;6:</text:p>
      <text:p text:style-name="Standard"><text:s text:c="4"/>print(count)</text:p>
      <text:p text:style-name="Standard"><text:s text:c="4"/>count += 1</text:p>
      <text:p text:style-name="Standard">#在控制台输出2 3 4 5 6 7</text:p>
      <text:p text:style-name="Standard">count = 2</text:p>
      <text:p text:style-name="Standard">while count &lt; 8:</text:p>
      <text:p text:style-name="Standard"><text:s text:c="4"/>print(count)</text:p>
      <text:p text:style-name="Standard"><text:s text:c="4"/>count += 1</text:p>
      <text:p text:style-name="Standard">#在控制台输出0 2 4 6 8</text:p>
      <text:p text:style-name="Standard">count = 0</text:p>
      <text:p text:style-name="Standard">while count &lt;= 8:</text:p>
      <text:p text:style-name="Standard"><text:s text:c="4"/>print(count)</text:p>
      <text:p text:style-name="Standard"><text:s text:c="4"/>count += 2</text:p>
      <text:p text:style-name="Standard"/>
      <text:p text:style-name="Standard"/>
      <text:p text:style-name="Standard">#在控制台输出 1~20之间的偶数</text:p>
      <text:p text:style-name="Standard">#循环找到1～20的数字</text:p>
      <text:p text:style-name="Standard">#判断 如果是偶数就输出</text:p>
      <text:p text:style-name="Standard">count = 1</text:p>
      <text:p text:style-name="Standard">while count&lt;21:</text:p>
      <text:p text:style-name="Standard"><text:s text:c="4"/>if count % 2 == 0:</text:p>
      <text:p text:style-name="Standard"><text:s text:c="8"/>print(count)</text:p>
      <text:p text:style-name="Standard"><text:s text:c="4"/>count += 1</text:p>
      <text:p text:style-name="Standard"/>
      <text:p text:style-name="Standard"/>
      <text:p text:style-name="Standard"># 1.在控制台获取输入的月份 显示对应的季度 或提示月份错误</text:p>
      <text:p text:style-name="Standard">month = int(input('请输入月份：'))</text:p>
      <text:p text:style-name="Standard">if month&lt;1 or month&gt;12:</text:p>
      <text:p text:style-name="Standard"><text:s text:c="4"/>print('月份错误')</text:p>
      <text:p text:style-name="Standard">elif month&lt;4:</text:p>
      <text:p text:style-name="Standard"><text:s text:c="4"/>print('春季')</text:p>
      <text:p text:style-name="Standard">elif month&lt;7:</text:p>
      <text:p text:style-name="Standard"><text:s text:c="4"/>print('夏季')</text:p>
      <text:p text:style-name="Standard">elif month&lt;10:</text:p>
      <text:p text:style-name="Standard"><text:s text:c="4"/>print('秋季')</text:p>
      <text:p text:style-name="Standard">else:</text:p>
      <text:p text:style-name="Standard"><text:s text:c="4"/>print('冬季')</text:p>
      <text:p text:style-name="Standard"/>
      <text:p text:style-name="Standard"/>
      <text:p text:style-name="Standard"># 2.在控制台获取年龄</text:p>
      <text:p text:style-name="Standard"># 如果小于0 打印输入错误</text:p>
      <text:p text:style-name="Standard"># 如果 小于2 <text:s/>打印是婴儿</text:p>
      <text:p text:style-name="Standard"># 如果 小于2~13 <text:s/>儿童</text:p>
      <text:p text:style-name="Standard"><text:soft-page-break/># <text:s text:c="7"/>13~20 <text:s/>青年</text:p>
      <text:p text:style-name="Standard"># <text:s text:c="7"/>20~65 <text:s/>成年人</text:p>
      <text:p text:style-name="Standard"># <text:s text:c="7"/>65~130 老年人</text:p>
      <text:p text:style-name="Standard"># <text:s text:c="7"/>超过130 不可能</text:p>
      <text:p text:style-name="Standard">age = int(input('请输入年龄：'))</text:p>
      <text:p text:style-name="Standard">if age&lt;0:</text:p>
      <text:p text:style-name="Standard"><text:s text:c="4"/>print('输入错误')</text:p>
      <text:p text:style-name="Standard">elif age&lt;2:</text:p>
      <text:p text:style-name="Standard"><text:s text:c="4"/>print('是婴儿')</text:p>
      <text:p text:style-name="Standard">elif age&lt;13:</text:p>
      <text:p text:style-name="Standard"><text:s text:c="4"/>print('是儿童')</text:p>
      <text:p text:style-name="Standard">elif age&lt;20:</text:p>
      <text:p text:style-name="Standard"><text:s text:c="4"/>print('青年')</text:p>
      <text:p text:style-name="Standard">elif age&lt;65:</text:p>
      <text:p text:style-name="Standard"><text:s text:c="4"/>print('成年人')</text:p>
      <text:p text:style-name="Standard">elif age&lt;=130:</text:p>
      <text:p text:style-name="Standard"><text:s text:c="4"/>print('老年人')</text:p>
      <text:p text:style-name="Standard">else:</text:p>
      <text:p text:style-name="Standard"><text:s text:c="4"/>print('妖怪')</text:p>
      <text:p text:style-name="Standard"/>
      <text:p text:style-name="Standard"/>
      <text:p text:style-name="Standard"># 3.根据身高和体重 参照BMI 返回身体状况</text:p>
      <text:p text:style-name="Standard"># BMI 体重(kg)/身高(m)**2</text:p>
      <text:p text:style-name="Standard"># 中国参考标准</text:p>
      <text:p text:style-name="Standard"># BMI&lt;18.5 <text:s text:c="2"/>体重过低</text:p>
      <text:p text:style-name="Standard"># 18.5&lt;=BMI&lt;24 <text:s text:c="2"/>正常</text:p>
      <text:p text:style-name="Standard"># 24&lt;=BMI&lt;28 <text:s text:c="4"/>超重</text:p>
      <text:p text:style-name="Standard"># 28&lt;=BMI&lt;30 <text:s text:c="4"/>I度肥胖</text:p>
      <text:p text:style-name="Standard">height = float(input('请输入身高(m):'))</text:p>
      <text:p text:style-name="Standard">weight = float(input('请输入体重(kg):'))</text:p>
      <text:p text:style-name="Standard">BMI = weight/height**2</text:p>
      <text:p text:style-name="Standard">if BMI&lt;18.5:</text:p>
      <text:p text:style-name="Standard"><text:s text:c="4"/>print('体重过低')</text:p>
      <text:p text:style-name="Standard">elif BMI&lt;24:</text:p>
      <text:p text:style-name="Standard"><text:s text:c="4"/>print('正常')</text:p>
      <text:p text:style-name="Standard">elif BMI&lt;28:</text:p>
      <text:p text:style-name="Standard"><text:s text:c="4"/>print('超重')</text:p>
      <text:p text:style-name="Standard">else:</text:p>
      <text:p text:style-name="Standard"><text:s text:c="4"/>print('肥胖')</text:p>
      <text:p text:style-name="Standard"/>
      <text:p text:style-name="Standard"/>
      <text:p text:style-name="Standard">#在控制台获取一个整数</text:p>
      <text:p text:style-name="Standard">#判断是否为素数</text:p>
      <text:p text:style-name="Standard">#素数：只能被1和自身整除的数</text:p>
      <text:p text:style-name="Standard">#1 (2 3 4 5 6 7 8) 9</text:p>
      <text:p text:style-name="Standard">#1 (2 3 4 5 6) 7</text:p>
      <text:p text:style-name="Standard">#判断11 <text:s/>从2~10之间的数字能不能整除</text:p>
      <text:p text:style-name="Standard">#if 11 % 2 == 0：</text:p>
      <text:p text:style-name="Standard"># <text:s text:c="3"/>print('11不是素数')</text:p>
      <text:p text:style-name="Standard">#if 11 % 3 == 0：</text:p>
      <text:p text:style-name="Standard"># <text:s text:c="3"/>print('11不是素数')</text:p>
      <text:p text:style-name="Standard"># if 11 % 4 == 0：</text:p>
      <text:p text:style-name="Standard"># <text:s text:c="3"/>print('11不是素数')</text:p>
      <text:p text:style-name="Standard">#if 11 % 5 == 0：</text:p>
      <text:p text:style-name="Standard"># <text:s text:c="3"/>print('11不是素数')</text:p>
      <text:p text:style-name="Standard">#...</text:p>
      <text:p text:style-name="Standard">number = int(input('请输入一个整数：'))</text:p>
      <text:p text:style-name="Standard">for i in range(2,number):#(2,11)</text:p>
      <text:p text:style-name="Standard"><text:s text:c="4"/>if number % i == 0:</text:p>
      <text:p text:style-name="Standard"><text:s text:c="8"/>print(str(number)+'不是素数')</text:p>
      <text:p text:style-name="Standard"><text:s text:c="8"/>#如果发现满足条件的数字 就不用再判断后面的数字</text:p>
      <text:p text:style-name="Standard"><text:s text:c="8"/>break</text:p>
      <text:p text:style-name="Standard">else:</text:p>
      <text:p text:style-name="Standard"><text:s text:c="4"/>print(str(number)+'是素数')</text:p>
      <text:p text:style-name="Standard"><text:s text:c="4"/># print(number,'是素数')</text:p>
      <text:p text:style-name="Standard"/>
      <text:p text:style-name="Standard"/>
      <text:p text:style-name="Standard">#1.在控制台 获取一个字符串</text:p>
      <text:p text:style-name="Standard">#打印这个字符串的每一个字符的编码值</text:p>
      <text:p text:style-name="Standard">#字 --&gt; 数 ord('a')</text:p>
      <text:p text:style-name="Standard">#数 --&gt; 字 chr(97)</text:p>
      <text:p text:style-name="Standard">str1 = input('请输入文字:')</text:p>
      <text:p text:style-name="Standard">for ch in str1:</text:p>
      <text:p text:style-name="Standard"><text:s text:c="4"/>print(ord(ch))</text:p>
      <text:p text:style-name="Standard">#2.在在控制台 重复录入编码值 将编码值转为字符打印</text:p>
      <text:p text:style-name="Standard">#如果录入的是空字符串 则退出程序</text:p>
      <text:p text:style-name="Standard">while True:</text:p>
      <text:p text:style-name="Standard"><text:s text:c="4"/>str2 = input('请输入编码值')</text:p>
      <text:p text:style-name="Standard"><text:s text:c="4"/>if str2 == '':</text:p>
      <text:p text:style-name="Standard"><text:s text:c="8"/>break</text:p>
      <text:p text:style-name="Standard"><text:s text:c="4"/>code_value = int(str2)</text:p>
      <text:p text:style-name="Standard"><text:s text:c="4"/>print(chr(code_value))</text:p>
      <text:p text:style-name="Standard"><text:s text:c="4"/># print(chr(int(str2)))</text:p>
      <text:p text:style-name="Standard"/>
      <text:p text:style-name="Standard"/>
      <text:p text:style-name="Standard">#for循环嵌套</text:p>
      <text:p text:style-name="Standard">#外层循环执行一次 内层循环执行一遍</text:p>
      <text:p text:style-name="Standard">for i in range(3):</text:p>
      <text:p text:style-name="Standard"><text:s text:c="4"/>for j in range(3):</text:p>
      <text:p text:style-name="Standard"><text:s text:c="8"/>print(i,j)</text:p>
      <text:p text:style-name="Standard"/>
      <text:p text:style-name="Standard"/>
      <text:p text:style-name="Standard">#累加1~100之间 能被5整除的数字</text:p>
      <text:p text:style-name="Standard"># sum_number = 0</text:p>
      <text:p text:style-name="Standard"># for i in range(1,101):</text:p>
      <text:p text:style-name="Standard"># <text:s text:c="4"/>if i % 5 == 0:</text:p>
      <text:p text:style-name="Standard"># <text:s text:c="8"/>sum_number += i</text:p>
      <text:p text:style-name="Standard"># print(sum_number)</text:p>
      <text:p text:style-name="Standard"># sum_number = 0</text:p>
      <text:p text:style-name="Standard"># for i in range(1, 101):</text:p>
      <text:p text:style-name="Standard"># <text:s text:c="4"/>if i % 5 != 0:</text:p>
      <text:p text:style-name="Standard"># <text:s text:c="8"/>#跳过本次循环 直接开始新的循环</text:p>
      <text:p text:style-name="Standard"># <text:s text:c="8"/>continue</text:p>
      <text:p text:style-name="Standard"># <text:s text:c="4"/>sum_number += i</text:p>
      <text:p text:style-name="Standard"># print(sum_number)</text:p>
      <text:p text:style-name="Standard"/>
      <text:p text:style-name="Standard"><text:soft-page-break/>#打印1~20之间的数字 跳过所有偶数</text:p>
      <text:p text:style-name="Standard">for i in range(1,21):</text:p>
      <text:p text:style-name="Standard"><text:s text:c="4"/>if i % 2 == 0:</text:p>
      <text:p text:style-name="Standard"><text:s text:c="8"/>continue</text:p>
      <text:p text:style-name="Standard"><text:s text:c="4"/>print(i)</text:p>
      <text:p text:style-name="Standard"/>
      <text:p text:style-name="Standard"/>
      <text:p text:style-name="Standard"/>
      <text:p text:style-name="Standard">#猜数字</text:p>
      <text:p text:style-name="Standard">#导入随机模块</text:p>
      <text:p text:style-name="Standard">import random</text:p>
      <text:p text:style-name="Standard">#产生一个从1到100之间的随机数</text:p>
      <text:p text:style-name="Standard">random_number = random.randint(1,100)</text:p>
      <text:p text:style-name="Standard">print(random_number)</text:p>
      <text:p text:style-name="Standard">#用户输入一个数字 电脑随机生成一个数字</text:p>
      <text:p text:style-name="Standard">#判断用户输入的数字和电脑随机生成的数字是否相同</text:p>
      <text:p text:style-name="Standard"><text:s text:c="2"/># 如果相同 提示猜对了</text:p>
      <text:p text:style-name="Standard"><text:s text:c="2"/># 如果用户输入的大 提示猜大了</text:p>
      <text:p text:style-name="Standard"><text:s text:c="2"/># 否则 <text:s text:c="3"/>提示猜小了</text:p>
      <text:p text:style-name="Standard"># input_number = int(input('请输入1~100的数字:'))</text:p>
      <text:p text:style-name="Standard"># if input_number == random_number:</text:p>
      <text:p text:style-name="Standard"># <text:s text:c="4"/>print('猜对了')</text:p>
      <text:p text:style-name="Standard"># elif input_number &gt; random_number:</text:p>
      <text:p text:style-name="Standard"># <text:s text:c="4"/>print('猜大了')</text:p>
      <text:p text:style-name="Standard"># else:</text:p>
      <text:p text:style-name="Standard"># <text:s text:c="4"/>print('猜小了')</text:p>
      <text:p text:style-name="Standard"/>
      <text:p text:style-name="Standard"/>
      <text:p text:style-name="Standard">#1.重复执行以上代码 直到猜对为止</text:p>
      <text:p text:style-name="Standard">#2.重复执行三次代码</text:p>
      <text:p text:style-name="Standard"># 如果用户猜对了 提示:“猜对了，总共猜了xx次”</text:p>
      <text:p text:style-name="Standard"># 如果用户三次没猜对 提示用户 “你输了正确的数字是xx”</text:p>
      <text:p text:style-name="Standard"># 1.重复执行以上代码 直到猜对为止</text:p>
      <text:p text:style-name="Standard"># while True:</text:p>
      <text:p text:style-name="Standard"># <text:s text:c="4"/>input_number = int(input('请输入1~100的数字:'))</text:p>
      <text:p text:style-name="Standard"># <text:s text:c="4"/>if input_number == random_number:</text:p>
      <text:p text:style-name="Standard"># <text:s text:c="8"/>print('猜对了')</text:p>
      <text:p text:style-name="Standard"># <text:s text:c="8"/>break</text:p>
      <text:p text:style-name="Standard"># <text:s text:c="4"/>elif input_number &gt; random_number:</text:p>
      <text:p text:style-name="Standard"># <text:s text:c="8"/>print('猜大了')</text:p>
      <text:p text:style-name="Standard"># <text:s text:c="4"/>else:</text:p>
      <text:p text:style-name="Standard"># <text:s text:c="8"/>print('猜小了')</text:p>
      <text:p text:style-name="Standard"/>
      <text:p text:style-name="Standard"/>
      <text:p text:style-name="Standard">#2.重复执行三次代码</text:p>
      <text:p text:style-name="Standard"># 如果用户猜对了 提示:“猜对了，总共猜了xx次”</text:p>
      <text:p text:style-name="Standard"># 如果用户三次没猜对 提示用户 “你输了正确的数字是xx”</text:p>
      <text:p text:style-name="Standard">#统计循环的次数</text:p>
      <text:p text:style-name="Standard">count = 0</text:p>
      <text:p text:style-name="Standard">while count&lt;3:#0 1 2</text:p>
      <text:p text:style-name="Standard"><text:s text:c="4"/>count+=1</text:p>
      <text:p text:style-name="Standard"><text:s text:c="4"/>input_number = int(input('请输入1~100的数字:'))</text:p>
      <text:p text:style-name="Standard"><text:s text:c="4"/>if input_number == random_number:</text:p>
      <text:p text:style-name="Standard"><text:s text:c="8"/>print('猜对了,总共猜了'+str(count)+'次')</text:p>
      <text:p text:style-name="Standard"><text:s text:c="8"/>break</text:p>
      <text:p text:style-name="Standard"><text:s text:c="4"/>elif input_number &gt; random_number:</text:p>
      <text:p text:style-name="Standard"><text:s text:c="8"/>print('猜大了')</text:p>
      <text:p text:style-name="Standard"><text:s text:c="4"/>else:</text:p>
      <text:p text:style-name="Standard"><text:s text:c="8"/>print('猜小了')</text:p>
      <text:p text:style-name="Standard">else:#循环条件不满足时执行的代码</text:p>
      <text:p text:style-name="Standard"><text:s text:c="4"/>print('你输了,正确的数字是'+str(random_number))</text:p>
      <text:p text:style-name="Standard"/>
      <text:p text:style-name="Standard"/>
      <text:p text:style-name="Standard">#打印数字0 1 2 3</text:p>
      <text:p text:style-name="Standard">#for+range(次数) <text:s/>执行预定的次数</text:p>
      <text:p text:style-name="Standard"># for i in range(4):</text:p>
      <text:p text:style-name="Standard"># <text:s text:c="4"/>print(i)</text:p>
      <text:p text:style-name="Standard">#累加 0 1 2 3</text:p>
      <text:p text:style-name="Standard"># sum_value = 0</text:p>
      <text:p text:style-name="Standard"># for i in range(4):</text:p>
      <text:p text:style-name="Standard"># <text:s text:c="4"/>sum_value += i</text:p>
      <text:p text:style-name="Standard"># print(sum_value)</text:p>
      <text:p text:style-name="Standard">#累加3 5 7 9</text:p>
      <text:p text:style-name="Standard"># sum_value = 0</text:p>
      <text:p text:style-name="Standard"># for i in range(3,10,2):</text:p>
      <text:p text:style-name="Standard"># <text:s text:c="4"/>sum_value += i</text:p>
      <text:p text:style-name="Standard"># print(sum_value)</text:p>
      <text:p text:style-name="Standard"># #输出数字4 3 2 1 0</text:p>
      <text:p text:style-name="Standard"># for i in range(4,-1,-1):</text:p>
      <text:p text:style-name="Standard"># <text:s text:c="4"/>print(i)</text:p>
      <text:p text:style-name="Standard"/>
      <text:p text:style-name="Standard"/>
      <text:p text:style-name="Standard">#假设一张纸0.0001米</text:p>
      <text:p text:style-name="Standard">#折纸10次 求厚度</text:p>
      <text:p text:style-name="Standard">#珠穆朗玛 8848米 求一张纸对折多少次能达到8848米</text:p>
      <text:p text:style-name="Standard">thickness = 0.0001</text:p>
      <text:p text:style-name="Standard"># for i in range(10):</text:p>
      <text:p text:style-name="Standard"># <text:s text:c="4"/>thickness*=2</text:p>
      <text:p text:style-name="Standard"># print(thickness)</text:p>
      <text:p text:style-name="Standard">count = 0#统计次数</text:p>
      <text:p text:style-name="Standard">while thickness&lt;8848:</text:p>
      <text:p text:style-name="Standard"><text:s text:c="4"/>count += 1</text:p>
      <text:p text:style-name="Standard"><text:s text:c="4"/>thickness *= 2</text:p>
      <text:p text:style-name="Standard">print(count)</text:p>
      <text:p text:style-name="Standard"/>
      <text:p text:style-name="Standard"/>
      <text:p text:style-name="Standard">#随机加法考试</text:p>
      <text:p text:style-name="Standard">import random</text:p>
      <text:p text:style-name="Standard">#随机生成两个数字</text:p>
      <text:p text:style-name="Standard">#在控制台获取用户输入的两个数字相加的结果</text:p>
      <text:p text:style-name="Standard"><text:s text:c="3"/>#3+2=？ <text:s/>5</text:p>
      <text:p text:style-name="Standard"><text:s text:c="3"/>#8+5=？ <text:s/>3 <text:s/>x</text:p>
      <text:p text:style-name="Standard">#如果用户输入正确得20分</text:p>
      <text:p text:style-name="Standard"># 共5道题</text:p>
      <text:p text:style-name="Standard"><text:soft-page-break/># 保存分数</text:p>
      <text:p text:style-name="Standard">score = 0</text:p>
      <text:p text:style-name="Standard">for i in range(5):</text:p>
      <text:p text:style-name="Standard"><text:s text:c="4"/>random_number01 = random.randint(0, 100)</text:p>
      <text:p text:style-name="Standard"><text:s text:c="4"/>random_number02 = random.randint(0, 100)</text:p>
      <text:p text:style-name="Standard"><text:s text:c="4"/># 提示字符串 3+2=？</text:p>
      <text:p text:style-name="Standard"><text:s text:c="4"/>prompt = str(random_number01) + '+' + str(random_number02) + '=?'</text:p>
      <text:p text:style-name="Standard"><text:s text:c="4"/># 用户输入前 显示提示字符串</text:p>
      <text:p text:style-name="Standard"><text:s text:c="4"/>input_number = int(input(prompt))</text:p>
      <text:p text:style-name="Standard"><text:s text:c="4"/>if input_number == (random_number01 + random_number02):</text:p>
      <text:p text:style-name="Standard"><text:s text:c="8"/>score += 20</text:p>
      <text:p text:style-name="Standard">#最后打印得分</text:p>
      <text:p text:style-name="Standard">print(score)</text:p>
      <text:p text:style-name="Standard"/>
      <text:p text:style-name="Standard"/>
      <text:p text:style-name="Standard"/>
      <text:p text:style-name="Standard"># 6.打印出1000以内所有的"水仙花数"，</text:p>
      <text:p text:style-name="Standard"># 所谓"水仙花数"是指一个三位数，其各位数字立方和等于该数本身。</text:p>
      <text:p text:style-name="Standard"># 例如：153是一个"水仙花数"，因为153=1的三次方＋5的三次方＋3的三次方。</text:p>
      <text:p text:style-name="Standard">#方法一</text:p>
      <text:p text:style-name="Standard"># for i in range(100,1000):</text:p>
      <text:p text:style-name="Standard"># <text:s text:c="4"/>ge = i % 10</text:p>
      <text:p text:style-name="Standard"># <text:s text:c="4"/>#123 --&gt; 12 --&gt; 2</text:p>
      <text:p text:style-name="Standard"># <text:s text:c="4"/>shi = i // 10 % 10</text:p>
      <text:p text:style-name="Standard"># <text:s text:c="4"/>bai = i // 100</text:p>
      <text:p text:style-name="Standard"># <text:s text:c="4"/>if (ge**3+shi**3+bai**3) == i:</text:p>
      <text:p text:style-name="Standard"># <text:s text:c="8"/>print(str(i)+'是水仙花数')</text:p>
      <text:p text:style-name="Standard">#方法二</text:p>
      <text:p text:style-name="Standard"># for bai in range(1,10):</text:p>
      <text:p text:style-name="Standard"># <text:s text:c="4"/>for shi in range(0,10):</text:p>
      <text:p text:style-name="Standard"># <text:s text:c="8"/>for ge in range(0,10):</text:p>
      <text:p text:style-name="Standard"># <text:s text:c="12"/>#将获取到的各位数字组合成真正的数字</text:p>
      <text:p text:style-name="Standard"># <text:s text:c="12"/>i = ge + shi*10 + bai*100</text:p>
      <text:p text:style-name="Standard"># <text:s text:c="12"/>if (ge ** 3 + shi ** 3 + bai ** 3) == i:</text:p>
      <text:p text:style-name="Standard"># <text:s text:c="16"/>print(str(i) + '是水仙花数')</text:p>
      <text:p text:style-name="Standard">#方法三</text:p>
      <text:p text:style-name="Standard"># <text:s text:c="2"/>1 <text:s text:c="3"/>2 <text:s text:c="3"/>3</text:p>
      <text:p text:style-name="Standard"># 百位 <text:s/>十位 <text:s/>个位</text:p>
      <text:p text:style-name="Standard"># 123 ———&gt; '123' <text:s/>int('1')**3 +'2' '3'</text:p>
      <text:p text:style-name="Standard">for i in range(100,1000):</text:p>
      <text:p text:style-name="Standard"><text:s text:c="4"/>#记录每一位数字的立方累加值 默认为0</text:p>
      <text:p text:style-name="Standard"><text:s text:c="4"/>sum_number = 0</text:p>
      <text:p text:style-name="Standard"><text:s text:c="4"/>#将数字转换为字符串 遍历获取每一个字符</text:p>
      <text:p text:style-name="Standard"><text:s text:c="4"/>for ch in str(i):</text:p>
      <text:p text:style-name="Standard"><text:s text:c="8"/>#将每一位字符再转为数字 将立方值累加到sum_number</text:p>
      <text:p text:style-name="Standard"><text:s text:c="8"/>sum_number += int(ch)**3</text:p>
      <text:p text:style-name="Standard"><text:s text:c="4"/>#当循环结束后sum_number保存的就是各个位的累加和</text:p>
      <text:p text:style-name="Standard"><text:s text:c="4"/>#判断</text:p>
      <text:p text:style-name="Standard"><text:s text:c="4"/>if sum_number == i:</text:p>
      <text:p text:style-name="Standard"><text:s text:c="8"/>print(str(i) + '是水仙花数')</text:p>
      <text:p text:style-name="Standard"/>
      <text:p text:style-name="Standard"/>
      <text:p text:style-name="Standard"/>
      <text:p text:style-name="Standard">#累加10~50之间的个位不是3 6 9的数字</text:p>
      <text:p text:style-name="Standard">#10+11+12+14+15+17+18+20...</text:p>
      <text:p text:style-name="Standard"/>
      <text:p text:style-name="Standard">#获取所有10~50的数字</text:p>
      <text:p text:style-name="Standard">#获取数字的个位 如果是 3 6 9 跳过</text:p>
      <text:p text:style-name="Standard">#如果不是 累加</text:p>
      <text:p text:style-name="Standard">#输出结果</text:p>
      <text:p text:style-name="Standard">sum_number = 0</text:p>
      <text:p text:style-name="Standard"># for i in range(10,51):</text:p>
      <text:p text:style-name="Standard"># <text:s text:c="4"/>unit = i % 10</text:p>
      <text:p text:style-name="Standard"># <text:s text:c="4"/>#如果是3 6 9 跳过</text:p>
      <text:p text:style-name="Standard"># <text:s text:c="4"/>if unit == 3 or unit == 6 or unit == 9:</text:p>
      <text:p text:style-name="Standard"># <text:s text:c="8"/>continue</text:p>
      <text:p text:style-name="Standard"># <text:s text:c="4"/>sum_number += i</text:p>
      <text:p text:style-name="Standard">n = 10</text:p>
      <text:p text:style-name="Standard">while n&lt;51:</text:p>
      <text:p text:style-name="Standard"><text:s text:c="4"/>unit = n % 10</text:p>
      <text:p text:style-name="Standard"><text:s text:c="4"/>#如果是3 6 9 跳过</text:p>
      <text:p text:style-name="Standard"><text:s text:c="4"/>if unit == 3 or unit == 6 or unit == 9:</text:p>
      <text:p text:style-name="Standard"><text:s text:c="8"/>continue</text:p>
      <text:p text:style-name="Standard"><text:s text:c="4"/>sum_number += n</text:p>
      <text:p text:style-name="Standard"><text:s text:c="4"/>n += 1</text:p>
      <text:p text:style-name="Standard">print(sum_number)</text:p>
      <text:p text:style-name="Standard"/>
      <text:p text:style-name="P3">#次数未知 <text:s text:c="12"/>while循环</text:p>
      <text:p text:style-name="P3">#次数已知/有确切数据 <text:s text:c="2"/>for循环</text:p>
      <text:p text:style-name="Standard"/>
      <text:p text:style-name="Standard"/>
      <text:p text:style-name="Standard">#在控制台输入长和宽 求矩形的周长和面积</text:p>
      <text:p text:style-name="Standard">#打印格式如下</text:p>
      <text:p text:style-name="Standard">#矩形的长为xx 宽为xx 周长是xxx 面积是 xxx</text:p>
      <text:p text:style-name="Standard">unit1 = int(input('请输入矩形的长'))</text:p>
      <text:p text:style-name="Standard">unit2 = int(input('请输入矩形的宽'))</text:p>
      <text:p text:style-name="Standard">length = (unit1+unit2)*2</text:p>
      <text:p text:style-name="Standard">area = unit1*unit2</text:p>
      <text:p text:style-name="Standard">print('矩形的长为%d 宽为%d 周长是%d 面积是%d' % (unit1,unit2,length,area))</text:p>
      <text:p text:style-name="Standard"/>
      <text:p text:style-name="Standard"/>
      <text:p text:style-name="Standard"># 1.在控制台输入整数作为边长 打印如下</text:p>
      <text:p text:style-name="Standard"># 如果输入4</text:p>
      <text:p text:style-name="Standard"># ****</text:p>
      <text:p text:style-name="Standard"># * <text:s/>*</text:p>
      <text:p text:style-name="Standard"># * <text:s/>*</text:p>
      <text:p text:style-name="Standard"># ****</text:p>
      <text:p text:style-name="Standard"># 如果输入 5</text:p>
      <text:p text:style-name="Standard"># *****</text:p>
      <text:p text:style-name="Standard"># * <text:s text:c="2"/>*</text:p>
      <text:p text:style-name="Standard"><text:soft-page-break/># * <text:s text:c="2"/>*</text:p>
      <text:p text:style-name="Standard"># * <text:s text:c="2"/>*</text:p>
      <text:p text:style-name="Standard"># *****</text:p>
      <text:p text:style-name="Standard">number = int(input('请输入一个整数：'))</text:p>
      <text:p text:style-name="Standard">#上边</text:p>
      <text:p text:style-name="Standard">print('*'*number)</text:p>
      <text:p text:style-name="Standard">#中间</text:p>
      <text:p text:style-name="Standard">for item in range(number-2):</text:p>
      <text:p text:style-name="Standard"><text:s text:c="4"/># print('*'+' '*(number-2)+'*')</text:p>
      <text:p text:style-name="Standard"><text:s text:c="4"/>print('*%s*' % (' '*(number-2)))</text:p>
      <text:p text:style-name="Standard">#下边</text:p>
      <text:p text:style-name="Standard">print('*'*number)</text:p>
      <text:p text:style-name="Standard"/>
      <text:p text:style-name="Standard"/>
      <text:p text:style-name="Standard"># 2.在控制台输入一个字符串 判断是否为回文</text:p>
      <text:p text:style-name="Standard"># 判断规则正向与反向相同</text:p>
      <text:p text:style-name="Standard"># 上海自来水来自海上</text:p>
      <text:p text:style-name="Standard">msg = input('请输入一个字符串：')</text:p>
      <text:p text:style-name="Standard">#判断是否为回文</text:p>
      <text:p text:style-name="Standard">#判断正向与反向是否相同</text:p>
      <text:p text:style-name="Standard">if msg == msg[::-1]:</text:p>
      <text:p text:style-name="Standard"><text:s text:c="4"/>print('是回文')</text:p>
      <text:p text:style-name="Standard">else:</text:p>
      <text:p text:style-name="Standard"><text:s text:c="4"/>print('不是回文')</text:p>
      <text:p text:style-name="Standard"/>
      <text:p text:style-name="Standard"/>
      <text:p text:style-name="Standard">内建函数</text:p>
      <text:p text:style-name="Standard">'''</text:p>
      <text:p text:style-name="Standard">str1 = '123456'</text:p>
      <text:p text:style-name="Standard">print(len(str1))#长度</text:p>
      <text:p text:style-name="Standard">print(max(str1))#最大值</text:p>
      <text:p text:style-name="Standard">print(min(str1))#最小值</text:p>
      <text:p text:style-name="Standard">#求和</text:p>
      <text:p text:style-name="Standard"># print(sum(str1))#报错 字符串里面的字符不能直接相加</text:p>
      <text:p text:style-name="Standard">list1 = []</text:p>
      <text:p text:style-name="Standard">for ch in str1:</text:p>
      <text:p text:style-name="Standard"><text:s text:c="4"/>list1.append(int(ch))</text:p>
      <text:p text:style-name="Standard">sum(list1)</text:p>
      <text:p text:style-name="Standard"/>
      <text:p text:style-name="Standard"/>
      <text:p text:style-name="Standard"/>
      <text:p text:style-name="Standard">字符串相关方法(函数)</text:p>
      <text:p text:style-name="Standard">语法：</text:p>
      <text:p text:style-name="Standard">字符串.函数()</text:p>
      <text:p text:style-name="Standard">#判断</text:p>
      <text:p text:style-name="Standard"># str1 = 'this is a test string'</text:p>
      <text:p text:style-name="Standard"># #判断字符串中是不是全都为空白</text:p>
      <text:p text:style-name="Standard"># print(str1.isspace())</text:p>
      <text:p text:style-name="Standard"># #判断字符串中是不是全都为数字类型</text:p>
      <text:p text:style-name="Standard"># num_str = '123456'</text:p>
      <text:p text:style-name="Standard"># print(num_str.isdigit())</text:p>
      <text:p text:style-name="Standard"># #判断字符串是否以xx开头</text:p>
      <text:p text:style-name="Standard"># print(str1.startswith('this'))</text:p>
      <text:p text:style-name="Standard"># #判断字符串是否以xx结尾</text:p>
      <text:p text:style-name="Standard"># print(str1.endswith('ing'))</text:p>
      <text:p text:style-name="Standard"/>
      <text:p text:style-name="Standard">#查找</text:p>
      <text:p text:style-name="Standard"># str1 = '01234'</text:p>
      <text:p text:style-name="Standard">#查找指定字符串 <text:s/>返回索引值</text:p>
      <text:p text:style-name="Standard"># print(str1.find('0'))</text:p>
      <text:p text:style-name="Standard"># #如果没找到返回-1</text:p>
      <text:p text:style-name="Standard"># print(str1.find('5'))</text:p>
      <text:p text:style-name="Standard"># #可以指定开始索引和结束索引 不包含结束索引</text:p>
      <text:p text:style-name="Standard"># print(str1.find('4',0,4))#0 1 2 3 <text:s/>-&gt; <text:s/>-1</text:p>
      <text:p text:style-name="Standard"/>
      <text:p text:style-name="Standard"># str2 = 'this is a test string'</text:p>
      <text:p text:style-name="Standard"># # <text:s text:c="6"/>012345678</text:p>
      <text:p text:style-name="Standard"># print(str2.count('t'))</text:p>
      <text:p text:style-name="Standard"># #可以指定范围 没找到返回0</text:p>
      <text:p text:style-name="Standard"># print(str2.count('e',0,9))#0</text:p>
      <text:p text:style-name="Standard"/>
      <text:p text:style-name="Standard">#修改</text:p>
      <text:p text:style-name="Standard">#替换 将旧的字符串替换成新的字符串</text:p>
      <text:p text:style-name="Standard"># str1 = 'this is a test string'</text:p>
      <text:p text:style-name="Standard"># print(str1.replace('is','are'))</text:p>
      <text:p text:style-name="Standard"># #替换 最多换1次</text:p>
      <text:p text:style-name="Standard"># print(str1.replace('is','are',1))</text:p>
      <text:p text:style-name="Standard"># #如果指定的旧的字符串不存在 就什么都不做</text:p>
      <text:p text:style-name="Standard"># print(str1.replace('there','that'))</text:p>
      <text:p text:style-name="Standard"/>
      <text:p text:style-name="Standard"># str1 = ' hello '</text:p>
      <text:p text:style-name="Standard"># print(str1.lstrip())<text:span text:style-name="T5">用于截掉字符串左边的空格或指定字符</text:span></text:p>
      <text:p text:style-name="Standard"># print(str1.rstrip())<text:span text:style-name="T5">删除 </text:span><text:span text:style-name="T4">string </text:span><text:span text:style-name="T5">字符串末尾的指定字符</text:span></text:p>
      <text:p text:style-name="Standard"># print(str1.strip())<text:span text:style-name="T5">用于移除字符串头尾指定的字符（默认为空格或换行符）或字符序列。</text:span></text:p>
      <text:p text:style-name="P6"><text:span text:style-name="Strong_20_Emphasis"><text:span text:style-name="T6">注意：</text:span></text:span><text:span text:style-name="T5">该方法只能删除开头或是结尾的字符，不能删除中间部分的字符</text:span></text:p>
      <text:p text:style-name="Standard"># print(str1.lstrip(' h'))</text:p>
      <text:p text:style-name="Standard"># print(str1.rstrip('o '))</text:p>
      <text:p text:style-name="Standard"/>
      <text:p text:style-name="Standard"># str1 = 'He said'</text:p>
      <text:p text:style-name="Standard"># print(str1.lower())#转小写</text:p>
      <text:p text:style-name="Standard"># print(str1.upper())#转大写</text:p>
      <text:p text:style-name="Standard"># print(str1.swapcase())#小写转大写 大写转小写</text:p>
      <text:p text:style-name="Standard"/>
      <text:p text:style-name="Standard"/>
      <text:p text:style-name="Standard"/>
      <text:p text:style-name="Standard"/>
      <text:p text:style-name="Standard">列表的基础操作</text:p>
      <text:p text:style-name="Standard"># 1.创建列表</text:p>
      <text:p text:style-name="Standard"># #空列表</text:p>
      <text:p text:style-name="Standard"># list01 = []</text:p>
      <text:p text:style-name="Standard"># #list(可迭代对象) 使用可迭代对象快速创建列表</text:p>
      <text:p text:style-name="Standard"># # list01 = list()</text:p>
      <text:p text:style-name="Standard"># # print(list01)</text:p>
      <text:p text:style-name="Standard"># # #具有值的列表</text:p>
      <text:p text:style-name="Standard"># # list02 = ['shibw',18,True,[1,2,3]]</text:p>
      <text:p text:style-name="Standard"><text:soft-page-break/># # print(list02)</text:p>
      <text:p text:style-name="Standard"># list02 = list(range(4))</text:p>
      <text:p text:style-name="Standard"># print(list02)</text:p>
      <text:p text:style-name="Standard"># list02 = list("我是小妖怪")</text:p>
      <text:p text:style-name="Standard"># print(list02)</text:p>
      <text:p text:style-name="Standard"/>
      <text:p text:style-name="Standard">#增加</text:p>
      <text:p text:style-name="Standard">#需要借助列表的相关函数</text:p>
      <text:p text:style-name="Standard">#追加元素 append()</text:p>
      <text:p text:style-name="Standard">#向列表末尾添加一个元素</text:p>
      <text:p text:style-name="Standard"># list02 = list(range(4))#[0,1,2,3]</text:p>
      <text:p text:style-name="Standard"># list02.append(4)</text:p>
      <text:p text:style-name="Standard"># print(list02)</text:p>
      <text:p text:style-name="Standard"># # for i in range(5,8):</text:p>
      <text:p text:style-name="Standard"># # <text:s text:c="4"/>list02.append(i)</text:p>
      <text:p text:style-name="Standard"># # print(list02)</text:p>
      <text:p text:style-name="Standard"># #extend()使用可迭代对象扩展列表(向列表末尾添加一系列元素)</text:p>
      <text:p text:style-name="Standard"># list02.extend(range(5,8))</text:p>
      <text:p text:style-name="Standard"># print(list02)</text:p>
      <text:p text:style-name="Standard"># #insert(索引,元素) 插入 [0,1,2,3,4,5,6,7]</text:p>
      <text:p text:style-name="Standard"># list02.insert(0,0)</text:p>
      <text:p text:style-name="Standard"># print(list02)</text:p>
      <text:p text:style-name="Standard"/>
      <text:p text:style-name="Standard"># 列表的索引和切片</text:p>
      <text:p text:style-name="Standard"># list01 = [0,1,2,3,4,5]</text:p>
      <text:p text:style-name="Standard"># print(list01[0:5])#[0,1,2,3,4]</text:p>
      <text:p text:style-name="Standard"># print(list01[::-1])#[5,4,3,2,1,0]</text:p>
      <text:p text:style-name="Standard"># print(list01[-1])</text:p>
      <text:p text:style-name="Standard"/>
      <text:p text:style-name="Standard"># 修改</text:p>
      <text:p text:style-name="Standard"># list01[-1] = 5.0</text:p>
      <text:p text:style-name="Standard"># print(list01)</text:p>
      <text:p text:style-name="Standard"># print(list01[-2:])#倒数第二个 到最后一个</text:p>
      <text:p text:style-name="Standard"/>
      <text:p text:style-name="Standard">#获取列表的所有元素</text:p>
      <text:p text:style-name="Standard"># list01 = [0,1,2,3,4]</text:p>
      <text:p text:style-name="Standard"># for item in list01:</text:p>
      <text:p text:style-name="Standard"># <text:s text:c="4"/>print(item)</text:p>
      <text:p text:style-name="Standard"/>
      <text:p text:style-name="Standard">#删除</text:p>
      <text:p text:style-name="Standard">#根据元素删除</text:p>
      <text:p text:style-name="Standard"># list01 = [0,1,2,3,4]</text:p>
      <text:p text:style-name="Standard"># list01.remove(4)</text:p>
      <text:p text:style-name="Standard"># print(list01)</text:p>
      <text:p text:style-name="Standard"># #根据索引</text:p>
      <text:p text:style-name="Standard"># del list01[3]</text:p>
      <text:p text:style-name="Standard"># print(list01)</text:p>
      <text:p text:style-name="Standard"/>
      <text:p text:style-name="Standard"/>
      <text:p text:style-name="Standard"/>
      <text:p text:style-name="Standard"># list01 = ['三丰','翠山','无忌']</text:p>
      <text:p text:style-name="Standard"># #把list01中储存的地址赋值给list02</text:p>
      <text:p text:style-name="Standard"># list02 = list01</text:p>
      <text:p text:style-name="Standard"># list01[0] = '张三丰'</text:p>
      <text:p text:style-name="Standard"># print(list02[0])#张三丰</text:p>
      <text:p text:style-name="Standard"/>
      <text:p text:style-name="Standard"># list01 = [800,900,1000]</text:p>
      <text:p text:style-name="Standard"># list02 = list01</text:p>
      <text:p text:style-name="Standard"># list03 = list01</text:p>
      <text:p text:style-name="Standard"># list01[0] = '八百'</text:p>
      <text:p text:style-name="Standard"># print(list02[0])#?'八百'</text:p>
      <text:p text:style-name="Standard"># list03 = '九百'</text:p>
      <text:p text:style-name="Standard"># print(list02)#?</text:p>
      <text:p text:style-name="Standard"/>
      <text:p text:style-name="Standard"># list01 = [800,900,1000]</text:p>
      <text:p text:style-name="Standard"># list02 = list01[:]</text:p>
      <text:p text:style-name="Standard"># list01[0] = '八百'</text:p>
      <text:p text:style-name="Standard"># print(list02[0])#?</text:p>
      <text:p text:style-name="Standard"/>
      <text:p text:style-name="Standard"># list01 = [800,900,1000]</text:p>
      <text:p text:style-name="Standard"># list02 = list01</text:p>
      <text:p text:style-name="Standard"># list01[1:2] = ['a','b']</text:p>
      <text:p text:style-name="Standard"># print(list02)#?[800,'a','b',1000]</text:p>
      <text:p text:style-name="Standard"/>
      <text:p text:style-name="Standard"># list01 = [100,[200,300]]</text:p>
      <text:p text:style-name="Standard"># list02 = list01</text:p>
      <text:p text:style-name="Standard"># #list01[1] = [200,300]</text:p>
      <text:p text:style-name="Standard"># #[200,300][0] = 200</text:p>
      <text:p text:style-name="Standard"># list01[1][0] = 500</text:p>
      <text:p text:style-name="Standard"># print(list02)#[100,[500,300]]</text:p>
      <text:p text:style-name="Standard"/>
      <text:p text:style-name="Standard"># list01 = [100,[200,300]]</text:p>
      <text:p text:style-name="Standard"># list02 = list01.copy()#浅拷贝</text:p>
      <text:p text:style-name="Standard"># list01[1][0] = 500</text:p>
      <text:p text:style-name="Standard"># print(list02[1][0])#500</text:p>
      <text:p text:style-name="Standard"/>
      <text:p text:style-name="Standard"># list01 = [1000,2000,3000]</text:p>
      <text:p text:style-name="Standard"># list02 = [1000,2000,3000]</text:p>
      <text:p text:style-name="Standard"># print(list01 == list02)#比较的是值是否相等</text:p>
      <text:p text:style-name="Standard"># print(list01 is list02)#比较的是地址id(list01) == id(list02)</text:p>
      <text:p text:style-name="Standard"/>
      <text:p text:style-name="Standard">#准备拷贝工具</text:p>
      <text:p text:style-name="Standard">import copy</text:p>
      <text:p text:style-name="Standard"/>
      <text:p text:style-name="Standard">list01 = [100,[200,300]]</text:p>
      <text:p text:style-name="Standard">深拷贝 划清界限 拷贝前的对象和拷贝后的对象互不影响</text:p>
      <text:p text:style-name="Standard">#注意 深拷贝可能会占用大量内存</text:p>
      <text:p text:style-name="Standard">list02 = copy.deepcopy(list01)</text:p>
      <text:p text:style-name="Standard">list01[1][0] = 500</text:p>
      <text:p text:style-name="Standard">print(list02)</text:p>
      <text:p text:style-name="Standard"/>
      <text:p text:style-name="Standard"/>
      <text:p text:style-name="Standard"/>
      <text:p text:style-name="Standard">list <text:s/>--&gt; str</text:p>
      <text:p text:style-name="Standard">'''</text:p>
      <text:p text:style-name="Standard">list01 = ['a','b','c']</text:p>
      <text:p text:style-name="Standard">str01 = '+'.join(list01)</text:p>
      <text:p text:style-name="Standard">print(str01)</text:p>
      <text:p text:style-name="Standard"><text:soft-page-break/>print(type(str01))</text:p>
      <text:p text:style-name="Standard"># str_result = ''</text:p>
      <text:p text:style-name="Standard"># for i in range(10):</text:p>
      <text:p text:style-name="Standard"># <text:s text:c="4"/># str_result += str(i)</text:p>
      <text:p text:style-name="Standard"># <text:s text:c="4"/># '' + '0' <text:s/>产生新的字符串 '0'</text:p>
      <text:p text:style-name="Standard"># <text:s text:c="4"/># '0' + '1' 产生新的字符串 '01'</text:p>
      <text:p text:style-name="Standard"># <text:s text:c="4"/># '01' + '2' <text:s/>产生新的字符串 '012'</text:p>
      <text:p text:style-name="Standard"># <text:s text:c="4"/>str_result = str_result + str(i)</text:p>
      <text:p text:style-name="Standard">#思想：通过可变对象list保存所有要拼接的字符串 最后在将列表里的内容转为字符串</text:p>
      <text:p text:style-name="Standard">list_result = []</text:p>
      <text:p text:style-name="Standard">for i in range(10):</text:p>
      <text:p text:style-name="Standard"><text:s text:c="4"/>list_result.append(str(i))</text:p>
      <text:p text:style-name="Standard">str_result = ''.join(list_result)</text:p>
      <text:p text:style-name="Standard">print(str_result)</text:p>
      <text:p text:style-name="Standard"/>
      <text:p text:style-name="Standard"/>
      <text:p text:style-name="Standard"/>
      <text:p text:style-name="Standard">str --&gt; <text:s/>list</text:p>
      <text:p text:style-name="Standard">'''</text:p>
      <text:p text:style-name="Standard"># str01 = '2019-08-06'</text:p>
      <text:p text:style-name="Standard">str01 = '2019/08/06'</text:p>
      <text:p text:style-name="Standard">list_result = str01.split('/')</text:p>
      <text:p text:style-name="Standard">print(list_result)</text:p>
      <text:p text:style-name="Standard">#将一句英文的单词反转</text:p>
      <text:p text:style-name="Standard">#How are you <text:s/>--&gt; you are How</text:p>
      <text:p text:style-name="Standard">#将字符串按照空格拆分成列表</text:p>
      <text:p text:style-name="Standard">#将列表反转</text:p>
      <text:p text:style-name="Standard">#将列表中的元素拼接为字符串</text:p>
      <text:p text:style-name="Standard">message = 'How are you'</text:p>
      <text:p text:style-name="Standard">temp_list = message.split(' ')</text:p>
      <text:p text:style-name="Standard">message = " ".join(temp_list[::-1])</text:p>
      <text:p text:style-name="Standard">print(message)</text:p>
      <text:p text:style-name="Standard"/>
      <text:p text:style-name="Standard"/>
      <text:p text:style-name="Standard"/>
      <text:p text:style-name="Standard">#在控制台输入一个字符串</text:p>
      <text:p text:style-name="Standard">#打印 <text:s/>第一个字符是xx</text:p>
      <text:p text:style-name="Standard">#打印 <text:s/>倒数第二个字符是xx</text:p>
      <text:p text:style-name="Standard">#打印 <text:s/>前2个字符是xx</text:p>
      <text:p text:style-name="Standard">#倒序打印所有字符串</text:p>
      <text:p text:style-name="Standard">#打印所有正向索引是奇数的字符</text:p>
      <text:p text:style-name="Standard"># 0 1 2 3 4 5</text:p>
      <text:p text:style-name="Standard">#如果字符串的长度是奇数 则打印中间的字符</text:p>
      <text:p text:style-name="Standard"># <text:s/>如 12345 ———&gt; 3</text:p>
      <text:p text:style-name="Standard">msg = input('请输入一个字符串')</text:p>
      <text:p text:style-name="Standard">print('第一个字符是%s' % msg[0])</text:p>
      <text:p text:style-name="Standard">print('倒数第二个字符是%s' % msg[-2])</text:p>
      <text:p text:style-name="Standard">print('前2个字符是%s' % msg[:2])</text:p>
      <text:p text:style-name="Standard">print(msg[::-1])</text:p>
      <text:p text:style-name="Standard">#打印所有正向索引是奇数的字符</text:p>
      <text:p text:style-name="Standard">print(msg[1::2])</text:p>
      <text:p text:style-name="Standard">#如果字符串的长度是奇数 则打印中间的字符</text:p>
      <text:p text:style-name="Standard">count = 0</text:p>
      <text:p text:style-name="Standard">for i in msg:</text:p>
      <text:p text:style-name="Standard"><text:s text:c="4"/>count+=1</text:p>
      <text:p text:style-name="Standard">print(count)</text:p>
      <text:p text:style-name="Standard"># if len(msg) % 2 != 0: <text:s/>休息：10:00~10:15</text:p>
      <text:p text:style-name="Standard"># <text:s text:c="4"/>#打印中间字符</text:p>
      <text:p text:style-name="Standard"># <text:s text:c="4"/>#12345 <text:s/>5 [2] <text:s text:c="2"/>1234567 <text:s/>7 [3]</text:p>
      <text:p text:style-name="Standard"># <text:s text:c="4"/>print(msg[len(msg)//2])</text:p>
      <text:p text:style-name="Standard">length = len(msg)</text:p>
      <text:p text:style-name="Standard">if length % 2:</text:p>
      <text:p text:style-name="Standard"><text:s text:c="4"/>#len(msg) % 2 == 1 是奇数时运行下面代码</text:p>
      <text:p text:style-name="Standard"><text:s text:c="4"/>print(msg[length // 2])</text:p>
      <text:p text:style-name="Standard"/>
      <text:p text:style-name="Standard"/>
      <text:p text:style-name="Standard">'''列表的索引赋值'''</text:p>
      <text:p text:style-name="Standard">list01 = ['a','b','c']</text:p>
      <text:p text:style-name="Standard">#用过切片定位前两个元素 将结果修改为[0,1,2]</text:p>
      <text:p text:style-name="Standard">#['a','b'] = [0,1,2]</text:p>
      <text:p text:style-name="Standard">list01[0:2] = [0,1,2]</text:p>
      <text:p text:style-name="Standard">#查看列表元素 画内存图</text:p>
      <text:p text:style-name="Standard">print(list01)#[0, 1, 2, 'c']</text:p>
      <text:p text:style-name="Standard">#通过切片获取到三个元素 修改为0个元素（删除）</text:p>
      <text:p text:style-name="Standard">list01[:3] = []</text:p>
      <text:p text:style-name="Standard">print(list01)</text:p>
      <text:p text:style-name="Standard"/>
      <text:p text:style-name="Standard"/>
      <text:p text:style-name="Standard"/>
      <text:p text:style-name="Standard">#定义列表 存储八大行星</text:p>
      <text:p text:style-name="Standard">#水 金 地 火 木 土 天王 海王</text:p>
      <text:p text:style-name="Standard">#打印 距离太阳最近的行星是xx</text:p>
      <text:p text:style-name="Standard">#打印 距离太阳最远的行星是xx</text:p>
      <text:p text:style-name="Standard">#打印 太阳到地球之间的行星</text:p>
      <text:p text:style-name="Standard">#打印 八大行星(一行一个)</text:p>
      <text:p text:style-name="Standard">#倒序打印 八大行星(从又向左 一行一个)</text:p>
      <text:p text:style-name="Standard">list_planets = ['水星','金星','地球','火星','木星','土星','天王星','海王星']</text:p>
      <text:p text:style-name="Standard"># print('距离太阳最近的行星是%s' % list_planets[0] )</text:p>
      <text:p text:style-name="Standard"># print('距离太阳最远的行星是%s' % list_planets[-1] )</text:p>
      <text:p text:style-name="Standard"># print(list_planets[0:2])</text:p>
      <text:p text:style-name="Standard"># for item in list_planets:</text:p>
      <text:p text:style-name="Standard"># <text:s text:c="4"/>print(item)</text:p>
      <text:p text:style-name="Standard"/>
      <text:p text:style-name="Standard">#倒序获取所有行星</text:p>
      <text:p text:style-name="Standard">#如果采用切片的方式 会重新创建新列表 不建议</text:p>
      <text:p text:style-name="Standard"># for item in list_planets[::-1]:</text:p>
      <text:p text:style-name="Standard"># <text:s text:c="4"/>print(item)</text:p>
      <text:p text:style-name="Standard">#['水星','金星','地球','火星','木星','土星','天王星','海王星']</text:p>
      <text:p text:style-name="Standard"># <text:s text:c="2"/>0 <text:s text:c="3"/>1 <text:s text:c="5"/>2 <text:s text:c="4"/>3 <text:s text:c="5"/>4 <text:s text:c="6"/>5 <text:s text:c="3"/>6</text:p>
      <text:p text:style-name="Standard"># <text:s text:c="2"/>7</text:p>
      <text:p text:style-name="Standard"># <text:s text:c="2"/>7~-1</text:p>
      <text:p text:style-name="Standard">#建议通过索引 在原列表直接查找对应位置的值</text:p>
      <text:p text:style-name="Standard">for item in range(len(list_planets)-1,-1,-1):</text:p>
      <text:p text:style-name="Standard"><text:s text:c="4"/>print(list_planets[item])</text:p>
      <text:p text:style-name="Standard"/>
      <text:p text:style-name="Standard"/>
      <text:p text:style-name="Standard"><text:soft-page-break/>#在控制台获取学生姓名 (循环输入 一个一个录入)</text:p>
      <text:p text:style-name="Standard">#将输入结果保存到列表</text:p>
      <text:p text:style-name="Standard">#如果输入的是空字符串 <text:s/>则停止录入</text:p>
      <text:p text:style-name="Standard">#打印所有学生姓名</text:p>
      <text:p text:style-name="P4">name_list = [] <text:s text:c="2"/>#空列表 保存数据</text:p>
      <text:p text:style-name="Standard">#循环添加数据到空列表</text:p>
      <text:p text:style-name="Standard">while True:</text:p>
      <text:p text:style-name="Standard"><text:s text:c="4"/>name = input('请输入姓名：')</text:p>
      <text:p text:style-name="Standard"><text:s text:c="4"/>if name == '':</text:p>
      <text:p text:style-name="Standard"><text:s text:c="8"/>break</text:p>
      <text:p text:style-name="Standard"><text:s text:c="4"/>name_list.append(name)</text:p>
      <text:p text:style-name="Standard">#打印列表的每一个元素</text:p>
      <text:p text:style-name="Standard">for name in name_list:</text:p>
      <text:p text:style-name="Standard"><text:s text:c="4"/>print(name)</text:p>
      <text:p text:style-name="Standard"/>
      <text:p text:style-name="Standard"/>
      <text:p text:style-name="Standard">#在控制台获取所有学生的成绩(循环 一个一个录入)</text:p>
      <text:p text:style-name="Standard">#如果录入空字符串 停止</text:p>
      <text:p text:style-name="Standard">#输出最高分 最低分 和平均分</text:p>
      <text:p text:style-name="Standard">scores_list = []</text:p>
      <text:p text:style-name="Standard">while True:</text:p>
      <text:p text:style-name="Standard"><text:s text:c="4"/>str_score = input('请输入成绩：')</text:p>
      <text:p text:style-name="Standard"><text:s text:c="4"/>if str_score == '':</text:p>
      <text:p text:style-name="Standard"><text:s text:c="8"/>break</text:p>
      <text:p text:style-name="Standard"><text:s text:c="4"/>score = int(str_score)</text:p>
      <text:p text:style-name="Standard"><text:s text:c="4"/>scores_list.append(score)</text:p>
      <text:p text:style-name="Standard">print(max(scores_list))</text:p>
      <text:p text:style-name="Standard">print(min(scores_list))</text:p>
      <text:p text:style-name="Standard">print(sum(scores_list)/len(scores_list))</text:p>
      <text:p text:style-name="Standard"/>
      <text:p text:style-name="Standard"/>
      <text:p text:style-name="Standard"/>
      <text:p text:style-name="Standard">list01 = [3,45,8,12,36,7,3]</text:p>
      <text:p text:style-name="Standard"># <text:s text:c="8"/>0 <text:s/>1 2 3 <text:s/>4 <text:s/>5 6</text:p>
      <text:p text:style-name="Standard">#把list01中大于10的数字存入另一个列表</text:p>
      <text:p text:style-name="Standard"># result_list = []</text:p>
      <text:p text:style-name="Standard"># for item in list01:</text:p>
      <text:p text:style-name="Standard"># <text:s text:c="4"/>if item &gt; 10:</text:p>
      <text:p text:style-name="Standard"># <text:s text:c="8"/>result_list.append(item)</text:p>
      <text:p text:style-name="Standard"># print(result_list)</text:p>
      <text:p text:style-name="Standard"/>
      <text:p text:style-name="Standard">#获取list01中最大的数 不使用max()</text:p>
      <text:p text:style-name="Standard">#假设最大值为列表的第一个数</text:p>
      <text:p text:style-name="Standard">max_value = list01[0]</text:p>
      <text:p text:style-name="Standard"># #循环取出列表剩余的全部数据和最大值比较</text:p>
      <text:p text:style-name="Standard"># for item in list01[1:]:</text:p>
      <text:p text:style-name="Standard"># #如果当前项比最大值大 将最大值赋值为当前项</text:p>
      <text:p text:style-name="Standard"># <text:s text:c="4"/>if item &gt; max_value:</text:p>
      <text:p text:style-name="Standard"># <text:s text:c="8"/>max_value = item</text:p>
      <text:p text:style-name="Standard"># for i in range(1,len(list01)):</text:p>
      <text:p text:style-name="Standard"># <text:s text:c="4"/>if list01[i] &gt; max_value:</text:p>
      <text:p text:style-name="Standard"># <text:s text:c="8"/>max_value = list01[i]</text:p>
      <text:p text:style-name="Standard"># #循环结束后 打印最大值</text:p>
      <text:p text:style-name="Standard"># print(max_value)</text:p>
      <text:p text:style-name="Standard">#删除列表list01中所有的奇数</text:p>
      <text:p text:style-name="Standard"># for item in list01:</text:p>
      <text:p text:style-name="Standard"># <text:s text:c="4"/>if item % 2:</text:p>
      <text:p text:style-name="Standard"># <text:s text:c="8"/>list01.remove(item)</text:p>
      <text:p text:style-name="Standard"># print(list01)</text:p>
      <text:p text:style-name="Standard"/>
      <text:p text:style-name="Standard">#倒序删除 </text:p>
      <text:p text:style-name="Standard">for i in range(len(list01)-1,-1,-1):</text:p>
      <text:p text:style-name="Standard"><text:s text:c="4"/>if list01[i] % 2:</text:p>
      <text:p text:style-name="Standard"><text:s text:c="8"/>print(list01[i])</text:p>
      <text:p text:style-name="Standard"><text:s text:c="8"/># list01.remove(list01[i])</text:p>
      <text:p text:style-name="Standard"><text:s text:c="8"/>del list01[i]</text:p>
      <text:p text:style-name="Standard">print(list01)</text:p>
      <text:p text:style-name="Standard"/>
      <text:p text:style-name="Standard"/>
      <text:p text:style-name="Standard"/>
      <text:p text:style-name="Standard">#斐波那契数列</text:p>
      <text:p text:style-name="Standard">特点 <text:span text:style-name="T7">：</text:span>每一个值都是前两个数相加的结果</text:p>
      <text:p text:style-name="Standard">fibs = [0,1]</text:p>
      <text:p text:style-name="Standard">#[0,1,1]</text:p>
      <text:p text:style-name="Standard">#[0,1,1,2]</text:p>
      <text:p text:style-name="Standard"># #[0,1,1,2,3,5,8,11...]</text:p>
      <text:p text:style-name="Standard"># first = fibs[0]</text:p>
      <text:p text:style-name="Standard"># second = fibs[1]</text:p>
      <text:p text:style-name="Standard"># for i in range(13):</text:p>
      <text:p text:style-name="Standard"># <text:s text:c="4"/>result = first + second</text:p>
      <text:p text:style-name="Standard"># <text:s text:c="4"/>fibs.append(result)</text:p>
      <text:p text:style-name="Standard"># <text:s text:c="4"/>#当结果添加到列表后 将前两个数替换</text:p>
      <text:p text:style-name="Standard"># <text:s text:c="4"/>first = second</text:p>
      <text:p text:style-name="Standard"># <text:s text:c="4"/>second = result</text:p>
      <text:p text:style-name="Standard"># print(fibs)</text:p>
      <text:p text:style-name="Standard">for i in range(13):</text:p>
      <text:p text:style-name="Standard"><text:s text:c="4"/>fibs.append(fibs[-1]+fibs[-2])</text:p>
      <text:p text:style-name="Standard">print(fibs)</text:p>
      <text:p text:style-name="Standard"/>
      <text:p text:style-name="Standard"/>
      <text:p text:style-name="Standard">list_result = []</text:p>
      <text:p text:style-name="Standard">while True:</text:p>
      <text:p text:style-name="Standard"><text:s text:c="4"/>str_input = input('请输入：')</text:p>
      <text:p text:style-name="Standard"><text:s text:c="4"/>if str_input == '':</text:p>
      <text:p text:style-name="Standard"><text:s text:c="8"/>break</text:p>
      <text:p text:style-name="Standard"><text:s text:c="4"/>list_result.append(str_input)</text:p>
      <text:p text:style-name="Standard">str_result = '\n'.join(list_result)</text:p>
      <text:p text:style-name="Standard">print(str_result)</text:p>
      <text:p text:style-name="Standard"/>
      <text:p text:style-name="Standard"/>
      <text:p text:style-name="Standard"/>
      <text:p text:style-name="Standard">list01 = ['a','b','c']</text:p>
      <text:p text:style-name="Standard">list01[0] = ['A','B']</text:p>
      <text:p text:style-name="Standard">print(list01)#[['A','B'],'b','c']</text:p>
      <text:p text:style-name="Standard">#将右边列表的值赋值给list01的第一个位置</text:p>
      <text:p text:style-name="Standard">list01[1:2] = ['哪吒']</text:p>
      <text:p text:style-name="Standard">#序列赋值</text:p>
      <text:p text:style-name="Standard"># name,age = ['shibw',18]</text:p>
      <text:p text:style-name="Standard"># print(name,age)</text:p>
      <text:p text:style-name="Standard"><text:soft-page-break/>print(list01)#[['A','B'],'哪吒','c']</text:p>
      <text:p text:style-name="Standard">list02 = list01[::-1]</text:p>
      <text:p text:style-name="Standard">print(list02)#['c','哪吒',['A','B']]</text:p>
      <text:p text:style-name="Standard">print(list01[0] is list02[-1])</text:p>
      <text:p text:style-name="Standard">list01[0] = '李靖'</text:p>
      <text:p text:style-name="Standard">print(list02[-1])</text:p>
      <text:p text:style-name="Standard"/>
      <text:p text:style-name="Standard"/>
      <text:p text:style-name="Standard"/>
      <text:p text:style-name="Standard">列表推导式</text:p>
      <text:p text:style-name="Standard">快速的将可迭代对象变成列表</text:p>
      <text:p text:style-name="Standard"># list01 = [10,1,15,5,6,7]</text:p>
      <text:p text:style-name="Standard"># #将list01中的每一个数加一放到list02中</text:p>
      <text:p text:style-name="Standard"># list02 = []</text:p>
      <text:p text:style-name="Standard"># for item in list01:</text:p>
      <text:p text:style-name="Standard"># <text:s text:c="4"/>list02.append(item+1)</text:p>
      <text:p text:style-name="Standard"># print(list02)</text:p>
      <text:p text:style-name="Standard"># #从可迭代对象list01中获取元素</text:p>
      <text:p text:style-name="Standard"># #将元素带入到前面的表达式item+1</text:p>
      <text:p text:style-name="Standard"># #将结果保存到列表 继续从list01获取下一个元素 <text:s/>直到没有元素为止</text:p>
      <text:p text:style-name="Standard"># list03 = [item+1 for item in list01]</text:p>
      <text:p text:style-name="Standard"># print(list03)</text:p>
      <text:p text:style-name="Standard"># list04 = []</text:p>
      <text:p text:style-name="Standard"># for item in list01:</text:p>
      <text:p text:style-name="Standard"># <text:s text:c="4"/>if item &gt;= 10:</text:p>
      <text:p text:style-name="Standard"># <text:s text:c="8"/>list04.append(item+1)</text:p>
      <text:p text:style-name="Standard"># print(list04)</text:p>
      <text:p text:style-name="Standard"># #从可迭代对象list01中获取元素</text:p>
      <text:p text:style-name="Standard"># #先做判断 如果结果为False 取下一个元素继续判断</text:p>
      <text:p text:style-name="Standard"># #如果结果为True 将元素带入到前面的表达式</text:p>
      <text:p text:style-name="Standard"># # 将结果保存到列表 重复执行</text:p>
      <text:p text:style-name="Standard"># list05 = [item+1 for item in list01 if item &gt;= 10]</text:p>
      <text:p text:style-name="Standard"># print(list05)</text:p>
      <text:p text:style-name="Standard"/>
      <text:p text:style-name="Standard">#列表推导式嵌套</text:p>
      <text:p text:style-name="Standard">list01 = [1,2,3]</text:p>
      <text:p text:style-name="Standard">list02 = [4,5,6]</text:p>
      <text:p text:style-name="Standard"># list03 = []</text:p>
      <text:p text:style-name="Standard"># # 将两个列表中所有的值分别相加 <text:s/>将结果保存到list03</text:p>
      <text:p text:style-name="Standard"># for item1 in list01:</text:p>
      <text:p text:style-name="Standard"># <text:s text:c="4"/>for item2 in list02:</text:p>
      <text:p text:style-name="Standard"># <text:s text:c="8"/>list03.append(item1+item2)</text:p>
      <text:p text:style-name="Standard">list03 = [item1+item2 for item1 in list01 for item2 in list02]</text:p>
      <text:p text:style-name="Standard">print(list03)</text:p>
      <text:p text:style-name="Standard"/>
      <text:p text:style-name="Standard"/>
      <text:p text:style-name="Standard">元组的基本操作</text:p>
      <text:p text:style-name="Standard">#创建元组</text:p>
      <text:p text:style-name="Standard"># tuple01 = ()#空元组</text:p>
      <text:p text:style-name="Standard"># tuple01 = tuple()</text:p>
      <text:p text:style-name="Standard"># print(tuple01)</text:p>
      <text:p text:style-name="Standard"># tuple02 = (0,1,'nihao',True)</text:p>
      <text:p text:style-name="Standard"># print(tuple02)</text:p>
      <text:p text:style-name="Standard"># #预留空间的存储机制(列表) --&gt; 按需分配的存储机制(元组)</text:p>
      <text:p text:style-name="Standard"># list01 = ['a','b']</text:p>
      <text:p text:style-name="Standard"># tuple02 = tuple(list01)</text:p>
      <text:p text:style-name="Standard"># print(tuple02)</text:p>
      <text:p text:style-name="Standard"># list02 = list(tuple02)</text:p>
      <text:p text:style-name="Standard"># print(list02)</text:p>
      <text:p text:style-name="Standard"># tuple02 = ('a')#不是元组</text:p>
      <text:p text:style-name="Standard"># tuple02 = ('a',)#如果元组中只有一个元素 必须加逗号</text:p>
      <text:p text:style-name="Standard"># print(type(tuple02))</text:p>
      <text:p text:style-name="Standard"># name,age = 'shibw',18#('shibw',18)</text:p>
      <text:p text:style-name="Standard"/>
      <text:p text:style-name="Standard">#获取元素</text:p>
      <text:p text:style-name="Standard"># tuple01 = ('a','b','c','d')</text:p>
      <text:p text:style-name="Standard"># print(tuple01[2])</text:p>
      <text:p text:style-name="Standard"># # tuple01[2] = 'C' #元组不可变 不能赋值</text:p>
      <text:p text:style-name="Standard"># print(tuple01[1:3])</text:p>
      <text:p text:style-name="Standard"># #所有元素</text:p>
      <text:p text:style-name="Standard"># for item in tuple01:</text:p>
      <text:p text:style-name="Standard"># <text:s text:c="4"/>print(item)</text:p>
      <text:p text:style-name="Standard"># for i in range(len(tuple01)-1,-1,-1):</text:p>
      <text:p text:style-name="Standard"># <text:s text:c="4"/>print(tuple01[i])</text:p>
      <text:p text:style-name="Standard"># del tuple01[3]#元组不可变 不能删除元素</text:p>
      <text:p text:style-name="Standard">tuple01 = ([1,2],3,4)</text:p>
      <text:p text:style-name="Standard">print(tuple01[0][1])</text:p>
      <text:p text:style-name="Standard">tuple01[0][1] = 2.0元组无法改变 元组中的列表可改变</text:p>
      <text:p text:style-name="Standard">print(tuple01)</text:p>
      <text:p text:style-name="Standard"/>
      <text:p text:style-name="Standard"/>
      <text:p text:style-name="Standard"/>
      <text:p text:style-name="Standard">字典的基础操作</text:p>
      <text:p text:style-name="Standard">#创建字典</text:p>
      <text:p text:style-name="Standard"># dict01 = {}#空字典</text:p>
      <text:p text:style-name="Standard"># dict01 = dict()</text:p>
      <text:p text:style-name="Standard"># print(dict01)</text:p>
      <text:p text:style-name="Standard"># #"shibw":20</text:p>
      <text:p text:style-name="Standard"># # <text:s/>键 <text:s text:c="2"/>：值 <text:s text:c="2"/>键值对</text:p>
      <text:p text:style-name="Standard"># dict02 = {"shibw":1311794174}</text:p>
      <text:p text:style-name="Standard"># #字典中的数据以键值对的形式保存</text:p>
      <text:p text:style-name="Standard"># #多个键值对用逗号分隔</text:p>
      <text:p text:style-name="Standard"># dict02 = {'shibw':20,'wwc':30}</text:p>
      <text:p text:style-name="Standard"/>
      <text:p text:style-name="Standard">#通过函数创建字典</text:p>
      <text:p text:style-name="Standard"># dict02 = dict([['name','shibw']])</text:p>
      <text:p text:style-name="Standard"># print(dict02)#{'name': 'shibw'}</text:p>
      <text:p text:style-name="Standard"># dict02 = dict([['name','shibw'],('age',20)])</text:p>
      <text:p text:style-name="Standard"># print(dict02)#{'name': 'shibw', 'age': 20}</text:p>
      <text:p text:style-name="Standard"/>
      <text:p text:style-name="Standard"># #添加元素</text:p>
      <text:p text:style-name="Standard"># dict01 = {'name':'shibw','age':20}</text:p>
      <text:p text:style-name="Standard"># #如果字典中没有对应的键存在</text:p>
      <text:p text:style-name="Standard"># #可以直接对不存在的键赋值 向字典中添加该键值对</text:p>
      <text:p text:style-name="Standard"># dict01['address'] = 'beijing'</text:p>
      <text:p text:style-name="Standard"><text:soft-page-break/># print(dict01)</text:p>
      <text:p text:style-name="Standard"/>
      <text:p text:style-name="Standard"># #修改</text:p>
      <text:p text:style-name="Standard"># #如果对已存在的键赋值 相当于修改原本键的值</text:p>
      <text:p text:style-name="Standard"># dict01['address'] = 'qiaowan'</text:p>
      <text:p text:style-name="Standard"># print(dict01)</text:p>
      <text:p text:style-name="Standard"/>
      <text:p text:style-name="Standard"># #删除</text:p>
      <text:p text:style-name="Standard"># del dict01['address']</text:p>
      <text:p text:style-name="Standard"># print(dict01)</text:p>
      <text:p text:style-name="Standard"/>
      <text:p text:style-name="Standard">#查找字典中的元素</text:p>
      <text:p text:style-name="Standard"># dict01 = {'name':'shibw','age':20}</text:p>
      <text:p text:style-name="Standard"># print(dict01['name'])</text:p>
      <text:p text:style-name="Standard"># print(dict01['address'])#KeyError</text:p>
      <text:p text:style-name="Standard"># if 'name' in dict01:</text:p>
      <text:p text:style-name="Standard"># <text:s text:c="4"/>print(dict01['name'])</text:p>
      <text:p text:style-name="Standard"># if 'address' in dict01:</text:p>
      <text:p text:style-name="Standard"># <text:s text:c="4"/>print(dict01['address'])</text:p>
      <text:p text:style-name="Standard"/>
      <text:p text:style-name="Standard">#字典的常用方法</text:p>
      <text:p text:style-name="Standard">#使用get 获取字典指定键的值</text:p>
      <text:p text:style-name="Standard"># print(dict01.get('name'))</text:p>
      <text:p text:style-name="Standard">#如果键不存在 可以指定返回默认值</text:p>
      <text:p text:style-name="Standard"># print(dict01.get('address','beijing'))</text:p>
      <text:p text:style-name="Standard">#同get 但是键不存在时 会添加键值对</text:p>
      <text:p text:style-name="Standard"># print(dict01.setdefault('address','beijing'))</text:p>
      <text:p text:style-name="Standard"># print(dict01)</text:p>
      <text:p text:style-name="Standard"># dict01.popitem()</text:p>
      <text:p text:style-name="Standard"># print(dict01)</text:p>
      <text:p text:style-name="Standard"/>
      <text:p text:style-name="Standard"># dict01 = {'name':'shibw','age':20}</text:p>
      <text:p text:style-name="Standard"># dict02 = {'name':'laowang','address':'北京'}</text:p>
      <text:p text:style-name="Standard"># #使用02更新字典01 如果02中的键在01中不存在 添加</text:p>
      <text:p text:style-name="Standard"># #如果02的键在01中存在 使用02的值</text:p>
      <text:p text:style-name="Standard"># dict01.update(dict02)</text:p>
      <text:p text:style-name="Standard"># print(dict01)</text:p>
      <text:p text:style-name="Standard"/>
      <text:p text:style-name="Standard">#获取字典所有元素</text:p>
      <text:p text:style-name="Standard"># for key in dict01:</text:p>
      <text:p text:style-name="Standard"># <text:s text:c="4"/>print(key)#获取的是字典中所有的键</text:p>
      <text:p text:style-name="Standard"># <text:s text:c="4"/>print(dict01[key])</text:p>
      <text:p text:style-name="Standard"/>
      <text:p text:style-name="Standard">#获取键值对(键，值)</text:p>
      <text:p text:style-name="Standard"># for item in dict01.items():</text:p>
      <text:p text:style-name="Standard"># <text:s text:c="4"/>print(item)</text:p>
      <text:p text:style-name="Standard"># for key,value in dict01.items():</text:p>
      <text:p text:style-name="Standard"># <text:s text:c="4"/>print(key)</text:p>
      <text:p text:style-name="Standard"># <text:s text:c="4"/>print(value)</text:p>
      <text:p text:style-name="Standard"/>
      <text:p text:style-name="Standard"># 获取字典的所有的值</text:p>
      <text:p text:style-name="Standard"># for value in dict01.values():</text:p>
      <text:p text:style-name="Standard"># <text:s text:c="4"/>print(value)</text:p>
      <text:p text:style-name="Standard"/>
      <text:p text:style-name="Standard"># dict01 = {1:"1.0",2:"2.0"}</text:p>
      <text:p text:style-name="Standard"># print(dict01)</text:p>
      <text:p text:style-name="Standard"># dict01 = {(1,2,3):3,(1,2,3,4):4}</text:p>
      <text:p text:style-name="Standard"># print(dict01)</text:p>
      <text:p text:style-name="Standard"># #可变类型无法通过哈希算法运算</text:p>
      <text:p text:style-name="Standard"># #所以字典的键都是不可变类型</text:p>
      <text:p text:style-name="Standard"># dict01 = {[1,2,3]:3}#TypeError</text:p>
      <text:p text:style-name="Standard"># print(dict01)</text:p>
      <text:p text:style-name="Standard"/>
      <text:p text:style-name="Standard"/>
      <text:p text:style-name="Standard"/>
      <text:p text:style-name="Standard">字典推导式</text:p>
      <text:p text:style-name="Standard">#需求 range(10) 作为key <text:s/>值为key的平方</text:p>
      <text:p text:style-name="Standard">dict01 = {}</text:p>
      <text:p text:style-name="Standard">for i in range(10):</text:p>
      <text:p text:style-name="Standard"><text:s text:c="4"/>dict01[i] = i**2</text:p>
      <text:p text:style-name="Standard">print(dict01)</text:p>
      <text:p text:style-name="Standard">#字典推导式</text:p>
      <text:p text:style-name="Standard">dict01 = {i:i**2 for i in range(10)}</text:p>
      <text:p text:style-name="Standard">print(dict01)</text:p>
      <text:p text:style-name="Standard">#需求 range(10)大于5的 作为key 值为key的平方</text:p>
      <text:p text:style-name="Standard">dict02 = {}</text:p>
      <text:p text:style-name="Standard">for i in range(10):</text:p>
      <text:p text:style-name="Standard"><text:s text:c="4"/>if i &gt; 5:</text:p>
      <text:p text:style-name="Standard"><text:s text:c="8"/>dict02[i] = i**2</text:p>
      <text:p text:style-name="Standard">print(dict02)</text:p>
      <text:p text:style-name="Standard">dict02 = {i:i**2 for i in range(10) if i &gt; 5}</text:p>
      <text:p text:style-name="Standard">print(dict02)</text:p>
      <text:p text:style-name="Standard"/>
      <text:p text:style-name="Standard"/>
      <text:p text:style-name="Standard"/>
      <text:p text:style-name="Standard">#生成1～10的数字 将数字的平方放入列表list01</text:p>
      <text:p text:style-name="Standard"># list01 = []</text:p>
      <text:p text:style-name="Standard"># for i in range(1,11):</text:p>
      <text:p text:style-name="Standard"># <text:s text:c="4"/>list01.append(i**2)</text:p>
      <text:p text:style-name="Standard">list01 = [i**2 for i in range(1,11)]</text:p>
      <text:p text:style-name="Standard">print(list01)</text:p>
      <text:p text:style-name="Standard">#将list01中所有的奇数放入list02</text:p>
      <text:p text:style-name="Standard"># list02 = []</text:p>
      <text:p text:style-name="Standard"># for item in list01:</text:p>
      <text:p text:style-name="Standard"># <text:s text:c="4"/>if item % 2:</text:p>
      <text:p text:style-name="Standard"># <text:s text:c="8"/>list02.append(item)</text:p>
      <text:p text:style-name="Standard">list02 = [item for item in list01 if item % 2]</text:p>
      <text:p text:style-name="Standard">print(list02)</text:p>
      <text:p text:style-name="Standard">#将list01中所有的偶数加10放入list03</text:p>
      <text:p text:style-name="Standard">list03 = []</text:p>
      <text:p text:style-name="Standard">for item in list01:</text:p>
      <text:p text:style-name="Standard"><text:s text:c="4"/>if item % 2 == 0:</text:p>
      <text:p text:style-name="Standard"><text:s text:c="8"/>list03.append(item+10)</text:p>
      <text:p text:style-name="Standard">list03 = [item+10 for item in list01 if item % 2 == 0]</text:p>
      <text:p text:style-name="Standard">print(list03)</text:p>
      <text:p text:style-name="Standard"/>
      <text:p text:style-name="Standard"/>
      <text:p text:style-name="Standard"/>
      <text:p text:style-name="Standard"/>
      <text:p text:style-name="Standard"><text:soft-page-break/>#获取用户输入的年份和月份 打印这个月份有多少天</text:p>
      <text:p text:style-name="Standard">#使用容器的思想去处理代码</text:p>
      <text:p text:style-name="Standard">year = int(input('请输入年份：'))</text:p>
      <text:p text:style-name="Standard">month = int(input('请输入月份：'))</text:p>
      <text:p text:style-name="Standard"># if month&lt;1 or month&gt;12:</text:p>
      <text:p text:style-name="Standard"># <text:s text:c="4"/>print('月份输入错误')</text:p>
      <text:p text:style-name="Standard"># elif month == 2:</text:p>
      <text:p text:style-name="Standard"># <text:s text:c="4"/>#平年28 闰年29</text:p>
      <text:p text:style-name="Standard"># <text:s text:c="4"/>if year%4==0 and year%100!=0 or year % 400 == 0:</text:p>
      <text:p text:style-name="Standard"># <text:s text:c="8"/>print('29天')</text:p>
      <text:p text:style-name="Standard"># <text:s text:c="4"/>else:</text:p>
      <text:p text:style-name="Standard"># <text:s text:c="8"/>print('28天')</text:p>
      <text:p text:style-name="Standard"># elif month == 4 or month == 6 or month == 9 or month == 11:</text:p>
      <text:p text:style-name="Standard"># <text:s text:c="4"/>print('30天')</text:p>
      <text:p text:style-name="Standard"># else:</text:p>
      <text:p text:style-name="Standard"># <text:s text:c="4"/>print('31天')</text:p>
      <text:p text:style-name="Standard"/>
      <text:p text:style-name="Standard"/>
      <text:p text:style-name="Standard"/>
      <text:p text:style-name="Standard">#1.判断条件 多个条件时 考虑用容器保存所有可能的结果 然后再判断</text:p>
      <text:p text:style-name="Standard"># if month&lt;1 or month&gt;12:</text:p>
      <text:p text:style-name="Standard"># <text:s text:c="4"/>print('月份输入错误')</text:p>
      <text:p text:style-name="Standard"># elif month == 2:</text:p>
      <text:p text:style-name="Standard"># <text:s text:c="4"/>#平年28 闰年29</text:p>
      <text:p text:style-name="Standard"># <text:s text:c="4"/>if year%4==0 and year%100!=0 or year % 400 == 0:</text:p>
      <text:p text:style-name="Standard"># <text:s text:c="8"/>print('29天')</text:p>
      <text:p text:style-name="Standard"># <text:s text:c="4"/>else:</text:p>
      <text:p text:style-name="Standard"># <text:s text:c="8"/>print('28天')</text:p>
      <text:p text:style-name="Standard"># elif month in (4,6,9,11):</text:p>
      <text:p text:style-name="Standard"># <text:s text:c="4"/>print('30天')</text:p>
      <text:p text:style-name="Standard"># else:</text:p>
      <text:p text:style-name="Standard"># <text:s text:c="4"/>print('31天')</text:p>
      <text:p text:style-name="Standard"/>
      <text:p text:style-name="Standard"/>
      <text:p text:style-name="Standard"/>
      <text:p text:style-name="Standard">#2.当结果值确定时 考虑先将结果保存到容器中 然后根据条件去容器中获取对应结果</text:p>
      <text:p text:style-name="Standard"># if year % 4 == 0 and year % 100 != 0 or year % 400 == 0:</text:p>
      <text:p text:style-name="Standard"># <text:s text:c="4"/>month02 = 29</text:p>
      <text:p text:style-name="Standard"># else:</text:p>
      <text:p text:style-name="Standard"># <text:s text:c="4"/>month02 = 28</text:p>
      <text:p text:style-name="Standard">if month&lt;1 or month&gt;12:</text:p>
      <text:p text:style-name="Standard"><text:s text:c="4"/>print('月份输入错误')</text:p>
      <text:p text:style-name="Standard">else:</text:p>
      <text:p text:style-name="Standard"><text:s text:c="4"/>month02 = 29 if year % 4 == 0 and year % 100 != 0 or year % 400 == 0 else 28</text:p>
      <text:p text:style-name="Standard"><text:s text:c="4"/>days_of_month = (31,month02,31,30,31,30,31,31,30,31,30,31)</text:p>
      <text:p text:style-name="Standard"><text:s text:c="4"/>print(days_of_month[month-1])</text:p>
      <text:p text:style-name="Standard"><text:span text:style-name="T8">#3.</text:span>获取用户输入的年份和月份、和日期</text:p>
      <text:p text:style-name="Standard">#计算这是一年的第几天</text:p>
      <text:p text:style-name="Standard">#2019年3月10日 31+28+10</text:p>
      <text:p text:style-name="Standard">year = int(input('请输入年份：'))</text:p>
      <text:p text:style-name="Standard">month = int(input('请输入月份：'))</text:p>
      <text:p text:style-name="Standard">day = int(input('请输入日期:'))</text:p>
      <text:p text:style-name="Standard">if month&lt;1 or month&gt;12:</text:p>
      <text:p text:style-name="Standard"><text:s text:c="4"/>print('月份输入错误')</text:p>
      <text:p text:style-name="Standard">else:</text:p>
      <text:p text:style-name="Standard"><text:s text:c="4"/>month02 = 29 if year % 4 == 0 and year % 100 != 0 or year % 400 == 0 else 28</text:p>
      <text:p text:style-name="Standard"><text:s text:c="4"/>days_of_month = (31,month02,31,30,31,30,31,31,30,31,30,31)</text:p>
      <text:p text:style-name="Standard"><text:s text:c="4"/>print(days_of_month[month-1])</text:p>
      <text:p text:style-name="Standard"><text:s text:c="4"/>#先累加前几个月的天数</text:p>
      <text:p text:style-name="Standard"><text:s text:c="4"/>#再累加当月的天数</text:p>
      <text:p text:style-name="Standard"><text:s text:c="4"/>#方法一</text:p>
      <text:p text:style-name="Standard"><text:s text:c="4"/># total_day = 0</text:p>
      <text:p text:style-name="Standard"><text:s text:c="4"/># for i in range(month-1):</text:p>
      <text:p text:style-name="Standard"><text:s text:c="4"/># <text:s text:c="3"/>total_day += days_of_month[i]</text:p>
      <text:p text:style-name="Standard"><text:s text:c="4"/>#方法二</text:p>
      <text:p text:style-name="Standard"><text:s text:c="4"/>#使用sum函数 获取days_of_month中索引值从0到月份-1的所有值的和</text:p>
      <text:p text:style-name="Standard"><text:s text:c="4"/>total_day = sum(days_of_month[:month-1])</text:p>
      <text:p text:style-name="Standard"><text:s text:c="4"/>total_day += day</text:p>
      <text:p text:style-name="Standard"><text:s text:c="4"/>print(total_day)</text:p>
      <text:p text:style-name="Standard"/>
      <text:p text:style-name="Standard"/>
      <text:p text:style-name="Standard">#在控制台输入商品信息(名称和单价)</text:p>
      <text:p text:style-name="Standard">#如果名称为空 停止输入</text:p>
      <text:p text:style-name="Standard">#将商品的名称与单价打印在控制台</text:p>
      <text:p text:style-name="Standard">#如果录入了 “游戏机” <text:s/>单独打印 <text:s/>游戏机的价格是xxx</text:p>
      <text:p text:style-name="Standard">dict_info = {}</text:p>
      <text:p text:style-name="Standard">while True:</text:p>
      <text:p text:style-name="Standard"><text:s text:c="4"/>name = input('请输入商品名称：')</text:p>
      <text:p text:style-name="Standard"><text:s text:c="4"/>if name == '':</text:p>
      <text:p text:style-name="Standard"><text:s text:c="8"/>break</text:p>
      <text:p text:style-name="Standard"><text:s text:c="4"/>price = float(input('请输入商品价格：'))</text:p>
      <text:p text:style-name="Standard"><text:s text:c="4"/>dict_info[name] = price</text:p>
      <text:p text:style-name="Standard"/>
      <text:p text:style-name="Standard">for key,value in dict_info.items():</text:p>
      <text:p text:style-name="Standard"><text:s text:c="4"/>print('%s的单价为%.1f' % (key,value))</text:p>
      <text:p text:style-name="Standard">if '游戏机' in dict_info:</text:p>
      <text:p text:style-name="Standard"><text:s text:c="4"/>print('游戏机的价格是%.1f' % dict_info['游戏机'])</text:p>
      <text:p text:style-name="Standard"/>
      <text:p text:style-name="Standard"/>
      <text:p text:style-name="Standard"/>
      <text:p text:style-name="Standard">#在控制台录入人的信息（姓名、年龄、性别、体重）</text:p>
      <text:p text:style-name="Standard">#如果名称为空字符串 停止</text:p>
      <text:p text:style-name="Standard">#将所有人的信息打印</text:p>
      <text:p text:style-name="Standard">#数据结构</text:p>
      <text:p text:style-name="Standard"/>
      <text:p text:style-name="Standard"><text:soft-page-break/># <text:s/>{'name':'shibw','age':20,'gender':'男','weight':80},</text:p>
      <text:p text:style-name="Standard"># {....}</text:p>
      <text:p text:style-name="Standard">list_info = []</text:p>
      <text:p text:style-name="Standard">while True:</text:p>
      <text:p text:style-name="Standard"><text:s text:c="4"/>name = input('请输入姓名：')</text:p>
      <text:p text:style-name="Standard"><text:s text:c="4"/>if name == '':</text:p>
      <text:p text:style-name="Standard"><text:s text:c="8"/>break</text:p>
      <text:p text:style-name="Standard"><text:s text:c="4"/>age = int(input('请输入年龄:'))</text:p>
      <text:p text:style-name="Standard"><text:s text:c="4"/>gender = input('请输入性别：')</text:p>
      <text:p text:style-name="Standard"><text:s text:c="4"/>weight = float(input('请输入体重：'))</text:p>
      <text:p text:style-name="Standard"><text:s text:c="4"/>#创建保存用户信息的字典</text:p>
      <text:p text:style-name="Standard"><text:s text:c="4"/>dict_info = {'name':name,'age':age,'gender':gender,'weight':weight}</text:p>
      <text:p text:style-name="Standard"><text:s text:c="4"/>#将字典添加到列表</text:p>
      <text:p text:style-name="Standard"><text:s text:c="4"/>list_info.append(dict_info)</text:p>
      <text:p text:style-name="Standard">print(list_info)</text:p>
      <text:p text:style-name="Standard">#获取列表中的每条数据</text:p>
      <text:p text:style-name="Standard">for dict_item in list_info:</text:p>
      <text:p text:style-name="Standard"><text:s text:c="4"/>#列表的每条数据都是字典 通过字典的键查找</text:p>
      <text:p text:style-name="Standard"><text:s text:c="4"/>print('%s的年龄是%d,性别是%s,体重是%.1f' % (dict_item['name'],dict_item['age'],dict_item['gender'],dict_item['weight']))</text:p>
      <text:p text:style-name="Standard"/>
      <text:p text:style-name="Standard"/>
      <text:p text:style-name="Standard"/>
      <text:p text:style-name="Standard"/>
      <text:p text:style-name="Standard">#在控制台录入人的信息（姓名、年龄、性别、体重）</text:p>
      <text:p text:style-name="Standard">#如果名称为空字符串 停止</text:p>
      <text:p text:style-name="Standard">#将所有人的信息打印</text:p>
      <text:p text:style-name="Standard">#数据结构</text:p>
      <text:p text:style-name="Standard"># <text:s/>{</text:p>
      <text:p text:style-name="Standard"># 'shibw':[18,'男',80.0],</text:p>
      <text:p text:style-name="Standard"># 'mengmeng':[...],</text:p>
      <text:p text:style-name="Standard"># }</text:p>
      <text:p text:style-name="Standard">#定义空字典保存数据</text:p>
      <text:p text:style-name="Standard">dict_info = {}</text:p>
      <text:p text:style-name="Standard">#循环获取用户输入的姓名、年龄、性别、体重</text:p>
      <text:p text:style-name="Standard">while True:</text:p>
      <text:p text:style-name="Standard"><text:s text:c="4"/>name = input('请输入姓名：')</text:p>
      <text:p text:style-name="Standard"><text:s text:c="4"/># 如果姓名为空 退出循环</text:p>
      <text:p text:style-name="Standard"><text:s text:c="4"/>if name == '':</text:p>
      <text:p text:style-name="Standard"><text:s text:c="8"/>break</text:p>
      <text:p text:style-name="Standard"><text:s text:c="4"/>age = int(input('请输入年龄:'))</text:p>
      <text:p text:style-name="Standard"><text:s text:c="4"/>gender = input('请输入性别：')</text:p>
      <text:p text:style-name="Standard"><text:s text:c="4"/>weight = float(input('请输入体重：'))</text:p>
      <text:p text:style-name="Standard">#将姓名作为键 [年龄、性别、体重]作为值添加到字典中</text:p>
      <text:p text:style-name="Standard"><text:s text:c="4"/>dict_info[name] = [age,gender,weight]</text:p>
      <text:p text:style-name="Standard">#从字典中获取每一个键值对</text:p>
      <text:p text:style-name="Standard">#打印</text:p>
      <text:p text:style-name="Standard">for key,value in dict_info.items():</text:p>
      <text:p text:style-name="Standard"><text:s text:c="4"/>print('%s的年龄是%d,性别是%s,体重是%.1f' % (key,value[0],value[1],value[2]))</text:p>
      <text:p text:style-name="Standard">存储多个数据时，使用什么样的额数据结构？</text:p>
      <text:p text:style-name="Standard">根据需求 结合本身的优缺点 综合考虑</text:p>
      <text:p text:style-name="P5">列表：</text:p>
      <text:p text:style-name="P5"><text:s/>优点：添加/获取元素时比较灵活 可使用索引/切片操作</text:p>
      <text:p text:style-name="Standard"><text:s text:c="2"/>缺点：数据量大时 查找慢 通过索引获取值时，如果信息多，代码可读性差</text:p>
      <text:p text:style-name="Standard">字典：</text:p>
      <text:p text:style-name="Standard"><text:s text:c="2"/>优点：根据key获取value <text:s/>速度块</text:p>
      <text:p text:style-name="Standard"><text:s text:c="9"/>如果获取数据较多时 通过键获取值代码可读性较好</text:p>
      <text:p text:style-name="Standard"><text:s/>缺：不能使用索引和切片操作元素 不灵活占用内存较大</text:p>
      <text:p text:style-name="Standard"/>
      <text:p text:style-name="Standard"/>
      <text:p text:style-name="Standard"/>
      <text:p text:style-name="Standard">#['张三丰','翠山','无忌'] --&gt;{'无忌'：2,'翠山'：2,'张三丰':3}</text:p>
      <text:p text:style-name="Standard">#list ——&gt; dict <text:s/>key是列表的元素 value是key的长度</text:p>
      <text:p text:style-name="Standard">list_name = ['张三丰','翠山','无忌']</text:p>
      <text:p text:style-name="Standard"># dict_name = {}</text:p>
      <text:p text:style-name="Standard"># for item in list_name:</text:p>
      <text:p text:style-name="Standard"># <text:s text:c="4"/>dict_name[item] = len(item)</text:p>
      <text:p text:style-name="Standard">dict_name = {item:len(item) for item in list_name}</text:p>
      <text:p text:style-name="Standard">print(dict_name)</text:p>
      <text:p text:style-name="Standard"/>
      <text:p text:style-name="Standard">#姓名列表['无忌','赵敏','芷若']</text:p>
      <text:p text:style-name="Standard">#房间列表[101,102,103]</text:p>
      <text:p text:style-name="Standard">#把两个列表合并为一个字典 姓名作为key <text:s/>房间号作为value</text:p>
      <text:p text:style-name="Standard">name_list = ['无忌','赵敏','芷若']</text:p>
      <text:p text:style-name="Standard">room_list = [101,102,103]</text:p>
      <text:p text:style-name="Standard"># dict_name_room = {}</text:p>
      <text:p text:style-name="Standard"># for i in range(len(name_list)):</text:p>
      <text:p text:style-name="Standard"># <text:s text:c="4"/>dict_name_room[name_list[i]] = room_list[i]</text:p>
      <text:p text:style-name="Standard">dict_name_room = {name_list[i]:room_list[i] for i in range(len(name_list))}</text:p>
      <text:p text:style-name="Standard">print(dict_name_roo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PingFang SC', 'Hiragino Sans GB', 'Microsoft YaHei', 'Noto Sans CJK SC', 'WenQuanYi Micro He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style:footnote-max-height="0cm">
        <style:columns fo:column-count="2" fo:column-gap="0.497cm">
          <style:column-sep style:width="0.009cm" style:color="#000000" style:height="100%" style:style="dashed"/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3:42:47.318606097</meta:creation-date>
    <dc:date>2019-09-01T16:30:18.457587977</dc:date>
    <meta:editing-duration>PT3M4S</meta:editing-duration>
    <meta:editing-cycles>1</meta:editing-cycles>
    <meta:document-statistic meta:table-count="0" meta:image-count="0" meta:object-count="0" meta:page-count="13" meta:paragraph-count="1156" meta:word-count="8306" meta:character-count="24216" meta:non-whitespace-character-count="20281"/>
    <meta:generator>LibreOffice/6.0.7.3$Linux_X86_64 LibreOffice_project/00m0$Build-3</meta:generator>
  </office:meta>
</office:document-meta>
</file>